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1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9.95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3.6mm" fo:break-before="auto" style:use-optimal-row-height="false"/>
    </style:style>
    <style:style style:name="ro15" style:family="table-row">
      <style:table-row-properties style:row-height="4.92mm" fo:break-before="auto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7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29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2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14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5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ce1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27"/>
        <table:table-column table:style-name="co3" table:number-columns-repeated="3" table:default-cell-style-name="ce27"/>
        <table:table-column table:style-name="co4" table:default-cell-style-name="ce27"/>
        <table:table-column table:style-name="co3" table:number-columns-repeated="3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 text:c="2"/>嬰兒出生數按婚生、非婚生、無依兒童及生母原屬國籍分</text:p>
          </table:table-cell>
          <table:covered-table-cell table:number-columns-repeated="8" table:style-name="ce1"/>
          <table:table-cell table:style-name="ce109"/>
          <table:table-cell table:style-name="ce114" table:number-columns-repeated="1014"/>
        </table:table-row>
        <table:table-row table:style-name="ro2">
          <table:table-cell table:style-name="ce2" table:number-columns-repeated="8"/>
          <table:table-cell table:style-name="ce91" office:value-type="string" calcext:value-type="string">
            <text:p><text:s text:c="3"/>單位︰人</text:p>
          </table:table-cell>
          <table:table-cell table:style-name="ce109"/>
          <table:table-cell table:style-name="ce11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8" office:value-type="string" calcext:value-type="string" table:number-columns-spanned="1" table:number-rows-spanned="4">
            <text:p>性別</text:p>
          </table:table-cell>
          <table:table-cell table:style-name="ce45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3"/>
          <table:covered-table-cell table:style-name="ce72"/>
          <table:table-cell table:style-name="ce77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84"/>
          <table:covered-table-cell table:style-name="ce63"/>
          <table:table-cell table:style-name="ce110" table:number-columns-repeated="1015"/>
        </table:table-row>
        <table:table-row table:style-name="ro4">
          <table:covered-table-cell table:style-name="ce4"/>
          <table:covered-table-cell table:style-name="ce29"/>
          <table:table-cell table:style-name="ce46" office:value-type="string" calcext:value-type="string" table:number-columns-spanned="1" table:number-rows-spanned="3">
            <text:p>合計</text:p>
          </table:table-cell>
          <table:table-cell table:style-name="ce46" office:value-type="string" calcext:value-type="string" table:number-columns-spanned="1" table:number-rows-spanned="3">
            <text:p>婚生</text:p>
          </table:table-cell>
          <table:table-cell table:style-name="ce69" office:value-type="string" calcext:value-type="string" table:number-columns-spanned="1" table:number-rows-spanned="3">
            <text:p>非婚生</text:p>
          </table:table-cell>
          <table:table-cell table:style-name="ce46" office:value-type="string" calcext:value-type="string" table:number-columns-spanned="1" table:number-rows-spanned="3">
            <text:p>無依兒童</text:p>
          </table:table-cell>
          <table:table-cell table:style-name="ce46" office:value-type="string" calcext:value-type="string" table:number-columns-spanned="1" table:number-rows-spanned="3">
            <text:p>本國</text:p>
          </table:table-cell>
          <table:table-cell table:style-name="ce69" office:value-type="string" calcext:value-type="string" table:number-columns-spanned="1" table:number-rows-spanned="3">
            <text:p>大陸港澳</text:p>
            <text:p>地區</text:p>
          </table:table-cell>
          <table:table-cell table:style-name="ce92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9"/>
          <table:covered-table-cell table:number-columns-repeated="2" table:style-name="ce47"/>
          <table:covered-table-cell table:style-name="ce70"/>
          <table:covered-table-cell table:style-name="ce73"/>
          <table:covered-table-cell table:style-name="ce47"/>
          <table:covered-table-cell table:style-name="ce85"/>
          <table:covered-table-cell table:style-name="ce93"/>
          <table:table-cell table:number-columns-repeated="1015"/>
        </table:table-row>
        <table:table-row table:style-name="ro6">
          <table:covered-table-cell table:style-name="ce5"/>
          <table:covered-table-cell table:style-name="ce30"/>
          <table:covered-table-cell table:number-columns-repeated="2" table:style-name="ce48"/>
          <table:covered-table-cell table:style-name="ce71"/>
          <table:covered-table-cell table:style-name="ce74"/>
          <table:covered-table-cell table:style-name="ce48"/>
          <table:covered-table-cell table:style-name="ce86"/>
          <table:covered-table-cell table:style-name="ce94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71450" calcext:value-type="float">
            <text:p><text:s text:c="3"/>271,450</text:p>
          </table:table-cell>
          <table:table-cell table:style-name="ce49" office:value-type="float" office:value="262081" calcext:value-type="float">
            <text:p><text:s text:c="3"/>262,081</text:p>
          </table:table-cell>
          <table:table-cell table:style-name="ce49" office:value-type="float" office:value="9294" calcext:value-type="float">
            <text:p><text:s text:c="3"/>9,294</text:p>
          </table:table-cell>
          <table:table-cell table:style-name="ce49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7" office:value-type="float" office:value="13904" calcext:value-type="float" table:number-columns-spanned="2" table:number-rows-spanned="3">
            <text:p>13,904 </text:p>
          </table:table-cell>
          <table:covered-table-cell table:style-name="ce95"/>
          <table:table-cell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1462" calcext:value-type="float">
            <text:p><text:s text:c="3"/>141,462</text:p>
          </table:table-cell>
          <table:table-cell table:style-name="ce64" office:value-type="float" office:value="136648" calcext:value-type="float">
            <text:p><text:s text:c="3"/>136,648</text:p>
          </table:table-cell>
          <table:table-cell table:style-name="ce50" office:value-type="float" office:value="4773" calcext:value-type="float">
            <text:p><text:s text:c="3"/>4,773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9988" calcext:value-type="float">
            <text:p><text:s text:c="3"/>129,988</text:p>
          </table:table-cell>
          <table:table-cell table:style-name="ce64" office:value-type="float" office:value="125433" calcext:value-type="float">
            <text:p><text:s text:c="3"/>125,433</text:p>
          </table:table-cell>
          <table:table-cell table:style-name="ce51" office:value-type="float" office:value="4521" calcext:value-type="float">
            <text:p><text:s text:c="3"/>4,521</text:p>
          </table:table-cell>
          <table:table-cell table:style-name="ce64" office:value-type="float" office:value="34" calcext:value-type="float">
            <text:p><text:s text:c="3"/>34</text:p>
          </table:table-cell>
          <table:covered-table-cell table:style-name="ce80"/>
          <table:covered-table-cell table:style-name="ce89"/>
          <table:covered-table-cell table:style-name="ce97"/>
          <table:table-cell table:style-name="ce111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83661" calcext:value-type="float">
            <text:p><text:s text:c="3"/>283,661</text:p>
          </table:table-cell>
          <table:table-cell table:style-name="ce65" office:value-type="float" office:value="274495" calcext:value-type="float">
            <text:p><text:s text:c="3"/>274,495</text:p>
          </table:table-cell>
          <table:table-cell table:style-name="ce49" office:value-type="float" office:value="9083" calcext:value-type="float">
            <text:p><text:s text:c="3"/>9,083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90" office:value-type="float" office:value="17156" calcext:value-type="float" table:number-columns-spanned="2" table:number-rows-spanned="3">
            <text:p>17,156 </text:p>
          </table:table-cell>
          <table:covered-table-cell table:style-name="ce95"/>
          <table:table-cell table:style-name="ce111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48042" calcext:value-type="float">
            <text:p><text:s text:c="3"/>148,042</text:p>
          </table:table-cell>
          <table:table-cell table:style-name="ce64" office:value-type="float" office:value="143281" calcext:value-type="float">
            <text:p><text:s text:c="3"/>143,281</text:p>
          </table:table-cell>
          <table:table-cell table:style-name="ce50" office:value-type="float" office:value="4720" calcext:value-type="float">
            <text:p><text:s text:c="3"/>4,720</text:p>
          </table:table-cell>
          <table:table-cell table:style-name="ce64" office:value-type="float" office:value="41" calcext:value-type="float">
            <text:p><text:s text:c="3"/>41</text:p>
          </table:table-cell>
          <table:covered-table-cell table:style-name="ce79"/>
          <table:covered-table-cell table:style-name="ce88"/>
          <table:covered-table-cell table:style-name="ce96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35619" calcext:value-type="float">
            <text:p><text:s text:c="3"/>135,619</text:p>
          </table:table-cell>
          <table:table-cell table:style-name="ce66" office:value-type="float" office:value="131214" calcext:value-type="float">
            <text:p><text:s text:c="3"/>131,214</text:p>
          </table:table-cell>
          <table:table-cell table:style-name="ce51" office:value-type="float" office:value="4363" calcext:value-type="float">
            <text:p><text:s text:c="3"/>4,363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0"/>
          <table:covered-table-cell table:style-name="ce89"/>
          <table:covered-table-cell table:style-name="ce97"/>
          <table:table-cell table:style-name="ce111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305312" calcext:value-type="float">
            <text:p><text:s text:c="3"/>305,312</text:p>
          </table:table-cell>
          <table:table-cell table:style-name="ce49" office:value-type="float" office:value="295294" calcext:value-type="float">
            <text:p><text:s text:c="3"/>295,294</text:p>
          </table:table-cell>
          <table:table-cell table:style-name="ce49" office:value-type="float" office:value="9952" calcext:value-type="float">
            <text:p><text:s text:c="3"/>9,952</text:p>
          </table:table-cell>
          <table:table-cell table:style-name="ce49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7" office:value-type="float" office:value="23239" calcext:value-type="float" table:number-columns-spanned="2" table:number-rows-spanned="3">
            <text:p>23,239 </text:p>
          </table:table-cell>
          <table:covered-table-cell table:style-name="ce95"/>
          <table:table-cell table:style-name="ce111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59726" calcext:value-type="float">
            <text:p><text:s text:c="3"/>159,726</text:p>
          </table:table-cell>
          <table:table-cell table:style-name="ce64" office:value-type="float" office:value="154636" calcext:value-type="float">
            <text:p><text:s text:c="3"/>154,636</text:p>
          </table:table-cell>
          <table:table-cell table:style-name="ce50" office:value-type="float" office:value="5048" calcext:value-type="float">
            <text:p><text:s text:c="3"/>5,048</text:p>
          </table:table-cell>
          <table:table-cell table:style-name="ce64" office:value-type="float" office:value="42" calcext:value-type="float">
            <text:p><text:s text:c="3"/>42</text:p>
          </table:table-cell>
          <table:covered-table-cell table:style-name="ce79"/>
          <table:covered-table-cell table:style-name="ce88"/>
          <table:covered-table-cell table:style-name="ce96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45586" calcext:value-type="float">
            <text:p><text:s text:c="3"/>145,586</text:p>
          </table:table-cell>
          <table:table-cell table:style-name="ce66" office:value-type="float" office:value="140658" calcext:value-type="float">
            <text:p><text:s text:c="3"/>140,658</text:p>
          </table:table-cell>
          <table:table-cell table:style-name="ce51" office:value-type="float" office:value="4904" calcext:value-type="float">
            <text:p><text:s text:c="3"/>4,904</text:p>
          </table:table-cell>
          <table:table-cell table:style-name="ce66" office:value-type="float" office:value="24" calcext:value-type="float">
            <text:p><text:s text:c="3"/>24</text:p>
          </table:table-cell>
          <table:covered-table-cell table:style-name="ce80"/>
          <table:covered-table-cell table:style-name="ce89"/>
          <table:covered-table-cell table:style-name="ce97"/>
          <table:table-cell table:style-name="ce111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60354" calcext:value-type="float">
            <text:p><text:s text:c="3"/>260,354</text:p>
          </table:table-cell>
          <table:table-cell table:style-name="ce49" office:value-type="float" office:value="250858" calcext:value-type="float">
            <text:p><text:s text:c="3"/>250,858</text:p>
          </table:table-cell>
          <table:table-cell table:style-name="ce49" office:value-type="float" office:value="9433" calcext:value-type="float">
            <text:p><text:s text:c="3"/>9,433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90" office:value-type="float" office:value="27746" calcext:value-type="float" table:number-columns-spanned="2" table:number-rows-spanned="3">
            <text:p>27,746 </text:p>
          </table:table-cell>
          <table:covered-table-cell table:style-name="ce95"/>
          <table:table-cell table:style-name="ce111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35596" calcext:value-type="float">
            <text:p><text:s text:c="3"/>135,596</text:p>
          </table:table-cell>
          <table:table-cell table:style-name="ce64" office:value-type="float" office:value="130704" calcext:value-type="float">
            <text:p><text:s text:c="3"/>130,704</text:p>
          </table:table-cell>
          <table:table-cell table:style-name="ce50" office:value-type="float" office:value="4856" calcext:value-type="float">
            <text:p><text:s text:c="3"/>4,856</text:p>
          </table:table-cell>
          <table:table-cell table:style-name="ce64" office:value-type="float" office:value="36" calcext:value-type="float">
            <text:p><text:s text:c="3"/>36</text:p>
          </table:table-cell>
          <table:covered-table-cell table:style-name="ce79"/>
          <table:covered-table-cell table:style-name="ce88"/>
          <table:covered-table-cell table:style-name="ce96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24758" calcext:value-type="float">
            <text:p><text:s text:c="3"/>124,758</text:p>
          </table:table-cell>
          <table:table-cell table:style-name="ce66" office:value-type="float" office:value="120154" calcext:value-type="float">
            <text:p><text:s text:c="3"/>120,154</text:p>
          </table:table-cell>
          <table:table-cell table:style-name="ce51" office:value-type="float" office:value="4577" calcext:value-type="float">
            <text:p><text:s text:c="3"/>4,577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1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47530" calcext:value-type="float">
            <text:p><text:s text:c="3"/>247,530</text:p>
          </table:table-cell>
          <table:table-cell table:style-name="ce49" office:value-type="float" office:value="238521" calcext:value-type="float">
            <text:p><text:s text:c="3"/>238,521</text:p>
          </table:table-cell>
          <table:table-cell table:style-name="ce49" office:value-type="float" office:value="8945" calcext:value-type="float">
            <text:p><text:s text:c="3"/>8,945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90" office:value-type="float" office:value="30833" calcext:value-type="float" table:number-columns-spanned="2" table:number-rows-spanned="3">
            <text:p>30,833 </text:p>
          </table:table-cell>
          <table:covered-table-cell table:style-name="ce95"/>
          <table:table-cell table:style-name="ce111" table:number-columns-repeated="1015"/>
        </table:table-row>
        <table:table-row table:style-name="ro7">
          <table:covered-table-cell table:style-name="ce7"/>
          <table:table-cell table:style-name="ce32" office:value-type="string" calcext:value-type="string">
            <text:p>男</text:p>
          </table:table-cell>
          <table:table-cell table:style-name="ce50" office:value-type="float" office:value="129537" calcext:value-type="float">
            <text:p><text:s text:c="3"/>129,537</text:p>
          </table:table-cell>
          <table:table-cell table:style-name="ce64" office:value-type="float" office:value="124804" calcext:value-type="float">
            <text:p><text:s text:c="3"/>124,804</text:p>
          </table:table-cell>
          <table:table-cell table:style-name="ce50" office:value-type="float" office:value="4698" calcext:value-type="float">
            <text:p><text:s text:c="3"/>4,69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1" table:number-columns-repeated="1015"/>
        </table:table-row>
        <table:table-row table:style-name="ro7">
          <table:covered-table-cell table:style-name="ce8"/>
          <table:table-cell table:style-name="ce33" office:value-type="string" calcext:value-type="string">
            <text:p>女</text:p>
          </table:table-cell>
          <table:table-cell table:style-name="ce51" office:value-type="float" office:value="117993" calcext:value-type="float">
            <text:p><text:s text:c="3"/>117,993</text:p>
          </table:table-cell>
          <table:table-cell table:style-name="ce66" office:value-type="float" office:value="113717" calcext:value-type="float">
            <text:p><text:s text:c="3"/>113,717</text:p>
          </table:table-cell>
          <table:table-cell table:style-name="ce51" office:value-type="float" office:value="4247" calcext:value-type="float">
            <text:p><text:s text:c="3"/>4,247</text:p>
          </table:table-cell>
          <table:table-cell table:style-name="ce66" office:value-type="float" office:value="29" calcext:value-type="float">
            <text:p><text:s text:c="3"/>29</text:p>
          </table:table-cell>
          <table:covered-table-cell table:style-name="ce80"/>
          <table:covered-table-cell table:style-name="ce89"/>
          <table:covered-table-cell table:style-name="ce97"/>
          <table:table-cell table:style-name="ce111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27070" calcext:value-type="float">
            <text:p><text:s text:c="3"/>227,070</text:p>
          </table:table-cell>
          <table:table-cell table:style-name="ce49" office:value-type="float" office:value="218978" calcext:value-type="float">
            <text:p><text:s text:c="3"/>218,978</text:p>
          </table:table-cell>
          <table:table-cell table:style-name="ce50" office:value-type="float" office:value="8030" calcext:value-type="float">
            <text:p><text:s text:c="3"/>8,030</text:p>
          </table:table-cell>
          <table:table-cell table:style-name="ce49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90" office:value-type="float" office:value="30348" calcext:value-type="float" table:number-columns-spanned="2" table:number-rows-spanned="3">
            <text:p>30,348 </text:p>
          </table:table-cell>
          <table:covered-table-cell table:style-name="ce95"/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18984" calcext:value-type="float">
            <text:p><text:s text:c="3"/>118,984</text:p>
          </table:table-cell>
          <table:table-cell table:style-name="ce64" office:value-type="float" office:value="114801" calcext:value-type="float">
            <text:p><text:s text:c="3"/>114,801</text:p>
          </table:table-cell>
          <table:table-cell table:style-name="ce50" office:value-type="float" office:value="4148" calcext:value-type="float">
            <text:p><text:s text:c="3"/>4,148</text:p>
          </table:table-cell>
          <table:table-cell table:style-name="ce64" office:value-type="float" office:value="35" calcext:value-type="float">
            <text:p><text:s text:c="3"/>35</text:p>
          </table:table-cell>
          <table:covered-table-cell table:style-name="ce79"/>
          <table:covered-table-cell table:style-name="ce88"/>
          <table:covered-table-cell table:style-name="ce96"/>
          <table:table-cell table:style-name="ce111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1" office:value-type="float" office:value="108086" calcext:value-type="float">
            <text:p><text:s text:c="3"/>108,086</text:p>
          </table:table-cell>
          <table:table-cell table:style-name="ce66" office:value-type="float" office:value="104177" calcext:value-type="float">
            <text:p><text:s text:c="3"/>104,177</text:p>
          </table:table-cell>
          <table:table-cell table:style-name="ce50" office:value-type="float" office:value="3882" calcext:value-type="float">
            <text:p><text:s text:c="3"/>3,882</text:p>
          </table:table-cell>
          <table:table-cell table:style-name="ce66" office:value-type="float" office:value="27" calcext:value-type="float">
            <text:p><text:s text:c="3"/>27</text:p>
          </table:table-cell>
          <table:covered-table-cell table:style-name="ce80"/>
          <table:covered-table-cell table:style-name="ce89"/>
          <table:covered-table-cell table:style-name="ce97"/>
          <table:table-cell table:style-name="ce111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16419" calcext:value-type="float">
            <text:p><text:s text:c="3"/>216,419</text:p>
          </table:table-cell>
          <table:table-cell table:style-name="ce49" office:value-type="float" office:value="208471" calcext:value-type="float">
            <text:p><text:s text:c="3"/>208,471</text:p>
          </table:table-cell>
          <table:table-cell table:style-name="ce49" office:value-type="float" office:value="7887" calcext:value-type="float">
            <text:p><text:s text:c="3"/>7,88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87753" calcext:value-type="float">
            <text:p><text:s text:c="3"/>187,753</text:p>
          </table:table-cell>
          <table:table-cell table:style-name="ce49" office:value-type="float" office:value="11206" calcext:value-type="float">
            <text:p><text:s text:c="3"/>11,206</text:p>
          </table:table-cell>
          <table:table-cell table:style-name="ce98" office:value-type="float" office:value="17460" calcext:value-type="float">
            <text:p><text:s text:c="3"/>17,460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2" office:value-type="string" calcext:value-type="string">
            <text:p>男</text:p>
          </table:table-cell>
          <table:table-cell table:style-name="ce52" office:value-type="float" office:value="113639" calcext:value-type="float">
            <text:p><text:s text:c="3"/>113,639</text:p>
          </table:table-cell>
          <table:table-cell table:style-name="ce52" office:value-type="float" office:value="109450" calcext:value-type="float">
            <text:p><text:s text:c="3"/>109,450</text:p>
          </table:table-cell>
          <table:table-cell table:style-name="ce50" office:value-type="float" office:value="4156" calcext:value-type="float">
            <text:p><text:s text:c="3"/>4,156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98704" calcext:value-type="float">
            <text:p><text:s text:c="3"/>98,704</text:p>
          </table:table-cell>
          <table:table-cell table:style-name="ce52" office:value-type="float" office:value="5885" calcext:value-type="float">
            <text:p><text:s text:c="3"/>5,885</text:p>
          </table:table-cell>
          <table:table-cell table:style-name="ce52" office:value-type="float" office:value="9050" calcext:value-type="float">
            <text:p><text:s text:c="3"/>9,050</text:p>
          </table:table-cell>
          <table:table-cell table:style-name="ce111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3" office:value-type="float" office:value="102780" calcext:value-type="float">
            <text:p><text:s text:c="3"/>102,780</text:p>
          </table:table-cell>
          <table:table-cell table:style-name="ce53" office:value-type="float" office:value="99021" calcext:value-type="float">
            <text:p><text:s text:c="3"/>99,021</text:p>
          </table:table-cell>
          <table:table-cell table:style-name="ce51" office:value-type="float" office:value="3731" calcext:value-type="float">
            <text:p><text:s text:c="3"/>3,731</text:p>
          </table:table-cell>
          <table:table-cell table:style-name="ce53" office:value-type="float" office:value="28" calcext:value-type="float">
            <text:p><text:s text:c="3"/>28</text:p>
          </table:table-cell>
          <table:table-cell table:style-name="ce53" office:value-type="float" office:value="89049" calcext:value-type="float">
            <text:p><text:s text:c="3"/>89,049</text:p>
          </table:table-cell>
          <table:table-cell table:style-name="ce53" office:value-type="float" office:value="5321" calcext:value-type="float">
            <text:p><text:s text:c="3"/>5,321</text:p>
          </table:table-cell>
          <table:table-cell table:style-name="ce53" office:value-type="float" office:value="8410" calcext:value-type="float">
            <text:p><text:s text:c="3"/>8,410</text:p>
          </table:table-cell>
          <table:table-cell table:style-name="ce111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5854" calcext:value-type="float">
            <text:p><text:s text:c="3"/>205,854</text:p>
          </table:table-cell>
          <table:table-cell table:style-name="ce49" office:value-type="float" office:value="197572" calcext:value-type="float">
            <text:p><text:s text:c="3"/>197,572</text:p>
          </table:table-cell>
          <table:table-cell table:style-name="ce50" office:value-type="float" office:value="8245" calcext:value-type="float">
            <text:p><text:s text:c="3"/>8,245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9345" calcext:value-type="float">
            <text:p><text:s text:c="3"/>179,345</text:p>
          </table:table-cell>
          <table:table-cell table:style-name="ce49" office:value-type="float" office:value="10022" calcext:value-type="float">
            <text:p><text:s text:c="3"/>10,022</text:p>
          </table:table-cell>
          <table:table-cell table:style-name="ce98" office:value-type="float" office:value="16487" calcext:value-type="float">
            <text:p><text:s text:c="3"/>16,487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7378" calcext:value-type="float">
            <text:p><text:s text:c="3"/>107,378</text:p>
          </table:table-cell>
          <table:table-cell table:style-name="ce50" office:value-type="float" office:value="103143" calcext:value-type="float">
            <text:p><text:s text:c="3"/>103,143</text:p>
          </table:table-cell>
          <table:table-cell table:style-name="ce50" office:value-type="float" office:value="4216" calcext:value-type="float">
            <text:p><text:s text:c="3"/>4,216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3527" calcext:value-type="float">
            <text:p><text:s text:c="3"/>93,527</text:p>
          </table:table-cell>
          <table:table-cell table:style-name="ce50" office:value-type="float" office:value="5219" calcext:value-type="float">
            <text:p><text:s text:c="3"/>5,219</text:p>
          </table:table-cell>
          <table:table-cell table:style-name="ce99" office:value-type="float" office:value="8632" calcext:value-type="float">
            <text:p><text:s text:c="3"/>8,632</text:p>
          </table:table-cell>
          <table:table-cell table:style-name="ce111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8476" calcext:value-type="float">
            <text:p><text:s text:c="3"/>98,476</text:p>
          </table:table-cell>
          <table:table-cell table:style-name="ce51" office:value-type="float" office:value="94429" calcext:value-type="float">
            <text:p><text:s text:c="3"/>94,429</text:p>
          </table:table-cell>
          <table:table-cell table:style-name="ce51" office:value-type="float" office:value="4029" calcext:value-type="float">
            <text:p><text:s text:c="3"/>4,029</text:p>
          </table:table-cell>
          <table:table-cell table:style-name="ce51" office:value-type="float" office:value="18" calcext:value-type="float">
            <text:p><text:s text:c="3"/>18</text:p>
          </table:table-cell>
          <table:table-cell table:style-name="ce51" office:value-type="float" office:value="85818" calcext:value-type="float">
            <text:p><text:s text:c="3"/>85,818</text:p>
          </table:table-cell>
          <table:table-cell table:style-name="ce51" office:value-type="float" office:value="4803" calcext:value-type="float">
            <text:p><text:s text:c="3"/>4,803</text:p>
          </table:table-cell>
          <table:table-cell table:style-name="ce100" office:value-type="float" office:value="7855" calcext:value-type="float">
            <text:p><text:s text:c="3"/>7,855</text:p>
          </table:table-cell>
          <table:table-cell table:style-name="ce111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49" office:value-type="float" office:value="204459" calcext:value-type="float">
            <text:p><text:s text:c="3"/>204,459</text:p>
          </table:table-cell>
          <table:table-cell table:style-name="ce49" office:value-type="float" office:value="195864" calcext:value-type="float">
            <text:p><text:s text:c="3"/>195,864</text:p>
          </table:table-cell>
          <table:table-cell table:style-name="ce49" office:value-type="float" office:value="8560" calcext:value-type="float">
            <text:p><text:s text:c="3"/>8,560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180556" calcext:value-type="float">
            <text:p><text:s text:c="3"/>180,556</text:p>
          </table:table-cell>
          <table:table-cell table:style-name="ce49" office:value-type="float" office:value="10423" calcext:value-type="float">
            <text:p><text:s text:c="3"/>10,423</text:p>
          </table:table-cell>
          <table:table-cell table:style-name="ce98" office:value-type="float" office:value="13480" calcext:value-type="float">
            <text:p><text:s text:c="3"/>13,480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936" calcext:value-type="float">
            <text:p><text:s text:c="3"/>106,936</text:p>
          </table:table-cell>
          <table:table-cell table:style-name="ce50" office:value-type="float" office:value="102503" calcext:value-type="float">
            <text:p><text:s text:c="3"/>102,503</text:p>
          </table:table-cell>
          <table:table-cell table:style-name="ce50" office:value-type="float" office:value="4414" calcext:value-type="float">
            <text:p><text:s text:c="3"/>4,414</text:p>
          </table:table-cell>
          <table:table-cell table:style-name="ce50" office:value-type="float" office:value="19" calcext:value-type="float">
            <text:p><text:s text:c="3"/>19</text:p>
          </table:table-cell>
          <table:table-cell table:style-name="ce50" office:value-type="float" office:value="94517" calcext:value-type="float">
            <text:p><text:s text:c="3"/>94,517</text:p>
          </table:table-cell>
          <table:table-cell table:style-name="ce50" office:value-type="float" office:value="5479" calcext:value-type="float">
            <text:p><text:s text:c="3"/>5,479</text:p>
          </table:table-cell>
          <table:table-cell table:style-name="ce99" office:value-type="float" office:value="6940" calcext:value-type="float">
            <text:p><text:s text:c="3"/>6,940</text:p>
          </table:table-cell>
          <table:table-cell table:style-name="ce111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1" office:value-type="float" office:value="97523" calcext:value-type="float">
            <text:p><text:s text:c="3"/>97,523</text:p>
          </table:table-cell>
          <table:table-cell table:style-name="ce51" office:value-type="float" office:value="93361" calcext:value-type="float">
            <text:p><text:s text:c="3"/>93,361</text:p>
          </table:table-cell>
          <table:table-cell table:style-name="ce51" office:value-type="float" office:value="4146" calcext:value-type="float">
            <text:p><text:s text:c="3"/>4,146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6039" calcext:value-type="float">
            <text:p><text:s text:c="3"/>86,039</text:p>
          </table:table-cell>
          <table:table-cell table:style-name="ce51" office:value-type="float" office:value="4944" calcext:value-type="float">
            <text:p><text:s text:c="3"/>4,944</text:p>
          </table:table-cell>
          <table:table-cell table:style-name="ce100" office:value-type="float" office:value="6540" calcext:value-type="float">
            <text:p><text:s text:c="3"/>6,540</text:p>
          </table:table-cell>
          <table:table-cell table:style-name="ce111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204414" calcext:value-type="float">
            <text:p><text:s text:c="3"/>204,414</text:p>
          </table:table-cell>
          <table:table-cell table:style-name="ce49" office:value-type="float" office:value="195375" calcext:value-type="float">
            <text:p><text:s text:c="3"/>195,375</text:p>
          </table:table-cell>
          <table:table-cell table:style-name="ce49" office:value-type="float" office:value="8979" calcext:value-type="float">
            <text:p><text:s text:c="3"/>8,979</text:p>
          </table:table-cell>
          <table:table-cell table:style-name="ce49" office:value-type="float" office:value="60" calcext:value-type="float">
            <text:p><text:s text:c="3"/>60</text:p>
          </table:table-cell>
          <table:table-cell table:style-name="ce49" office:value-type="float" office:value="183509" calcext:value-type="float">
            <text:p><text:s text:c="3"/>183,509</text:p>
          </table:table-cell>
          <table:table-cell table:style-name="ce49" office:value-type="float" office:value="10117" calcext:value-type="float">
            <text:p><text:s text:c="3"/>10,117</text:p>
          </table:table-cell>
          <table:table-cell table:style-name="ce98" office:value-type="float" office:value="10788" calcext:value-type="float">
            <text:p><text:s text:c="3"/>10,788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106898" calcext:value-type="float">
            <text:p><text:s text:c="3"/>106,898</text:p>
          </table:table-cell>
          <table:table-cell table:style-name="ce50" office:value-type="float" office:value="102245" calcext:value-type="float">
            <text:p><text:s text:c="3"/>102,245</text:p>
          </table:table-cell>
          <table:table-cell table:style-name="ce50" office:value-type="float" office:value="4617" calcext:value-type="float">
            <text:p><text:s text:c="3"/>4,617</text:p>
          </table:table-cell>
          <table:table-cell table:style-name="ce50" office:value-type="float" office:value="36" calcext:value-type="float">
            <text:p><text:s text:c="3"/>36</text:p>
          </table:table-cell>
          <table:table-cell table:style-name="ce50" office:value-type="float" office:value="95896" calcext:value-type="float">
            <text:p><text:s text:c="3"/>95,896</text:p>
          </table:table-cell>
          <table:table-cell table:style-name="ce50" office:value-type="float" office:value="5328" calcext:value-type="float">
            <text:p><text:s text:c="3"/>5,328</text:p>
          </table:table-cell>
          <table:table-cell table:style-name="ce99" office:value-type="float" office:value="5674" calcext:value-type="float">
            <text:p><text:s text:c="3"/>5,674</text:p>
          </table:table-cell>
          <table:table-cell table:style-name="ce111" table:number-columns-repeated="1015"/>
        </table:table-row>
        <table:table-row table:style-name="ro7">
          <table:table-cell table:style-name="ce11"/>
          <table:table-cell table:style-name="ce35" office:value-type="string" calcext:value-type="string">
            <text:p>女</text:p>
          </table:table-cell>
          <table:table-cell table:style-name="ce51" office:value-type="float" office:value="97516" calcext:value-type="float">
            <text:p><text:s text:c="3"/>97,516</text:p>
          </table:table-cell>
          <table:table-cell table:style-name="ce51" office:value-type="float" office:value="93130" calcext:value-type="float">
            <text:p><text:s text:c="3"/>93,130</text:p>
          </table:table-cell>
          <table:table-cell table:style-name="ce51" office:value-type="float" office:value="4362" calcext:value-type="float">
            <text:p><text:s text:c="3"/>4,362</text:p>
          </table:table-cell>
          <table:table-cell table:style-name="ce51" office:value-type="float" office:value="24" calcext:value-type="float">
            <text:p><text:s text:c="3"/>24</text:p>
          </table:table-cell>
          <table:table-cell table:style-name="ce51" office:value-type="float" office:value="87613" calcext:value-type="float">
            <text:p><text:s text:c="3"/>87,613</text:p>
          </table:table-cell>
          <table:table-cell table:style-name="ce51" office:value-type="float" office:value="4789" calcext:value-type="float">
            <text:p><text:s text:c="3"/>4,789</text:p>
          </table:table-cell>
          <table:table-cell table:style-name="ce100" office:value-type="float" office:value="5114" calcext:value-type="float">
            <text:p><text:s text:c="3"/>5,114</text:p>
          </table:table-cell>
          <table:table-cell table:style-name="ce111" table:number-columns-repeated="1015"/>
        </table:table-row>
        <table:table-row table:style-name="ro7">
          <table:table-cell table:style-name="ce12"/>
          <table:table-cell table:style-name="ce31" office:value-type="string" calcext:value-type="string">
            <text:p>計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90498" calcext:value-type="float">
            <text:p><text:s text:c="3"/>190,498</text:p>
          </table:table-cell>
          <table:table-cell table:style-name="ce54" office:value-type="float" office:value="8195" calcext:value-type="float">
            <text:p><text:s text:c="3"/>8,195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179647" calcext:value-type="float">
            <text:p><text:s text:c="3"/>179,647</text:p>
          </table:table-cell>
          <table:table-cell table:style-name="ce54" office:value-type="float" office:value="9834" calcext:value-type="float">
            <text:p><text:s text:c="3"/>9,834</text:p>
          </table:table-cell>
          <table:table-cell table:style-name="ce101" office:value-type="float" office:value="9252" calcext:value-type="float">
            <text:p><text:s text:c="3"/>9,252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2" office:value-type="string" calcext:value-type="string">
            <text:p>男</text:p>
          </table:table-cell>
          <table:table-cell table:style-name="ce55" office:value-type="float" office:value="103937" calcext:value-type="float">
            <text:p><text:s text:c="3"/>103,937</text:p>
          </table:table-cell>
          <table:table-cell table:style-name="ce55" office:value-type="float" office:value="99790" calcext:value-type="float">
            <text:p><text:s text:c="3"/>99,790</text:p>
          </table:table-cell>
          <table:table-cell table:style-name="ce55" office:value-type="float" office:value="4124" calcext:value-type="float">
            <text:p><text:s text:c="3"/>4,124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93858" calcext:value-type="float">
            <text:p><text:s text:c="3"/>93,858</text:p>
          </table:table-cell>
          <table:table-cell table:style-name="ce55" office:value-type="float" office:value="5211" calcext:value-type="float">
            <text:p><text:s text:c="3"/>5,211</text:p>
          </table:table-cell>
          <table:table-cell table:style-name="ce52" office:value-type="float" office:value="4868" calcext:value-type="float">
            <text:p><text:s text:c="3"/>4,868</text:p>
          </table:table-cell>
          <table:table-cell table:style-name="ce111" table:number-columns-repeated="1015"/>
        </table:table-row>
        <table:table-row table:style-name="ro7">
          <table:table-cell table:style-name="ce13"/>
          <table:table-cell table:style-name="ce34" office:value-type="string" calcext:value-type="string">
            <text:p>女</text:p>
          </table:table-cell>
          <table:table-cell table:style-name="ce56" office:value-type="float" office:value="94796" calcext:value-type="float">
            <text:p><text:s text:c="3"/>94,796</text:p>
          </table:table-cell>
          <table:table-cell table:style-name="ce56" office:value-type="float" office:value="90708" calcext:value-type="float">
            <text:p><text:s text:c="3"/>90,708</text:p>
          </table:table-cell>
          <table:table-cell table:style-name="ce56" office:value-type="float" office:value="4071" calcext:value-type="float">
            <text:p><text:s text:c="3"/>4,071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85789" calcext:value-type="float">
            <text:p><text:s text:c="3"/>85,789</text:p>
          </table:table-cell>
          <table:table-cell table:style-name="ce56" office:value-type="float" office:value="4623" calcext:value-type="float">
            <text:p><text:s text:c="3"/>4,623</text:p>
          </table:table-cell>
          <table:table-cell table:style-name="ce53" office:value-type="float" office:value="4384" calcext:value-type="float">
            <text:p><text:s text:c="3"/>4,384</text:p>
          </table:table-cell>
          <table:table-cell table:style-name="ce111" table:number-columns-repeated="1015"/>
        </table:table-row>
        <table:table-row table:style-name="ro7">
          <table:table-cell table:style-name="ce9"/>
          <table:table-cell table:style-name="ce31" office:value-type="string" calcext:value-type="string">
            <text:p>計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83801" calcext:value-type="float">
            <text:p><text:s text:c="3"/>183,801</text:p>
          </table:table-cell>
          <table:table-cell table:style-name="ce49" office:value-type="float" office:value="7472" calcext:value-type="float">
            <text:p><text:s text:c="3"/>7,472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49" office:value-type="float" office:value="174698" calcext:value-type="float">
            <text:p><text:s text:c="3"/>174,698</text:p>
          </table:table-cell>
          <table:table-cell table:style-name="ce49" office:value-type="float" office:value="8871" calcext:value-type="float">
            <text:p><text:s text:c="3"/>8,871</text:p>
          </table:table-cell>
          <table:table-cell table:style-name="ce98" office:value-type="float" office:value="7741" calcext:value-type="float">
            <text:p><text:s text:c="3"/>7,741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2" office:value-type="string" calcext:value-type="string">
            <text:p>男</text:p>
          </table:table-cell>
          <table:table-cell table:style-name="ce50" office:value-type="float" office:value="99492" calcext:value-type="float">
            <text:p><text:s text:c="3"/>99,492</text:p>
          </table:table-cell>
          <table:table-cell table:style-name="ce50" office:value-type="float" office:value="95644" calcext:value-type="float">
            <text:p><text:s text:c="3"/>95,644</text:p>
          </table:table-cell>
          <table:table-cell table:style-name="ce50" office:value-type="float" office:value="3827" calcext:value-type="float">
            <text:p><text:s text:c="3"/>3,827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90797" calcext:value-type="float">
            <text:p><text:s text:c="3"/>90,797</text:p>
          </table:table-cell>
          <table:table-cell table:style-name="ce50" office:value-type="float" office:value="4633" calcext:value-type="float">
            <text:p><text:s text:c="3"/>4,633</text:p>
          </table:table-cell>
          <table:table-cell table:style-name="ce99" office:value-type="float" office:value="4062" calcext:value-type="float">
            <text:p><text:s text:c="3"/>4,062</text:p>
          </table:table-cell>
          <table:table-cell table:style-name="ce111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1" office:value-type="float" office:value="91818" calcext:value-type="float">
            <text:p><text:s text:c="3"/>91,818</text:p>
          </table:table-cell>
          <table:table-cell table:style-name="ce51" office:value-type="float" office:value="88157" calcext:value-type="float">
            <text:p><text:s text:c="3"/>88,157</text:p>
          </table:table-cell>
          <table:table-cell table:style-name="ce51" office:value-type="float" office:value="3645" calcext:value-type="float">
            <text:p><text:s text:c="3"/>3,645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3901" calcext:value-type="float">
            <text:p><text:s text:c="3"/>83,901</text:p>
          </table:table-cell>
          <table:table-cell table:style-name="ce51" office:value-type="float" office:value="4238" calcext:value-type="float">
            <text:p><text:s text:c="3"/>4,238</text:p>
          </table:table-cell>
          <table:table-cell table:style-name="ce100" office:value-type="float" office:value="3679" calcext:value-type="float">
            <text:p><text:s text:c="3"/>3,679</text:p>
          </table:table-cell>
          <table:table-cell table:style-name="ce111" table:number-columns-repeated="1015"/>
        </table:table-row>
        <table:table-row table:style-name="ro7">
          <table:table-cell table:style-name="ce14"/>
          <table:table-cell table:style-name="ce36" office:value-type="string" office:string-value="計" calcext:value-type="string">
            <text:p><text:s/>計 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59328" calcext:value-type="float">
            <text:p><text:s text:c="3"/>159,328</text:p>
          </table:table-cell>
          <table:table-cell table:style-name="ce54" office:value-type="float" office:value="7532" calcext:value-type="float">
            <text:p><text:s text:c="3"/>7,532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152363" calcext:value-type="float">
            <text:p><text:s text:c="3"/>152,363</text:p>
          </table:table-cell>
          <table:table-cell table:style-name="ce54" office:value-type="float" office:value="8185" calcext:value-type="float">
            <text:p><text:s text:c="3"/>8,185</text:p>
          </table:table-cell>
          <table:table-cell table:style-name="ce101" office:value-type="float" office:value="6338" calcext:value-type="float">
            <text:p><text:s text:c="3"/>6,338</text:p>
          </table:table-cell>
          <table:table-cell table:style-name="ce111" table:number-columns-repeated="1015"/>
        </table:table-row>
        <table:table-row table:style-name="ro7">
          <table:table-cell table:style-name="ce10" office:value-type="string" calcext:value-type="string">
            <text:p>99 年</text:p>
          </table:table-cell>
          <table:table-cell table:style-name="ce37" office:value-type="string" office:string-value="男" calcext:value-type="string">
            <text:p><text:s/>男 </text:p>
          </table:table-cell>
          <table:table-cell table:style-name="ce55" office:value-type="float" office:value="87213" calcext:value-type="float">
            <text:p><text:s text:c="3"/>87,213</text:p>
          </table:table-cell>
          <table:table-cell table:style-name="ce55" office:value-type="float" office:value="83286" calcext:value-type="float">
            <text:p><text:s text:c="3"/>83,286</text:p>
          </table:table-cell>
          <table:table-cell table:style-name="ce55" office:value-type="float" office:value="3914" calcext:value-type="float">
            <text:p><text:s text:c="3"/>3,914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9528" calcext:value-type="float">
            <text:p><text:s text:c="3"/>79,528</text:p>
          </table:table-cell>
          <table:table-cell table:style-name="ce55" office:value-type="float" office:value="4319" calcext:value-type="float">
            <text:p><text:s text:c="3"/>4,319</text:p>
          </table:table-cell>
          <table:table-cell table:style-name="ce52" office:value-type="float" office:value="3366" calcext:value-type="float">
            <text:p><text:s text:c="3"/>3,366</text:p>
          </table:table-cell>
          <table:table-cell table:style-name="ce111" table:number-columns-repeated="1015"/>
        </table:table-row>
        <table:table-row table:style-name="ro7">
          <table:table-cell table:style-name="ce15"/>
          <table:table-cell table:style-name="ce37" office:value-type="string" office:string-value="女" calcext:value-type="string">
            <text:p><text:s/>女 </text:p>
          </table:table-cell>
          <table:table-cell table:style-name="ce56" office:value-type="float" office:value="79673" calcext:value-type="float">
            <text:p><text:s text:c="3"/>79,673</text:p>
          </table:table-cell>
          <table:table-cell table:style-name="ce56" office:value-type="float" office:value="76042" calcext:value-type="float">
            <text:p><text:s text:c="3"/>76,042</text:p>
          </table:table-cell>
          <table:table-cell table:style-name="ce56" office:value-type="float" office:value="3618" calcext:value-type="float">
            <text:p><text:s text:c="3"/>3,618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72835" calcext:value-type="float">
            <text:p><text:s text:c="3"/>72,835</text:p>
          </table:table-cell>
          <table:table-cell table:style-name="ce56" office:value-type="float" office:value="3866" calcext:value-type="float">
            <text:p><text:s text:c="3"/>3,866</text:p>
          </table:table-cell>
          <table:table-cell table:style-name="ce53" office:value-type="float" office:value="2972" calcext:value-type="float">
            <text:p><text:s text:c="3"/>2,972</text:p>
          </table:table-cell>
          <table:table-cell table:style-name="ce111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0年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196627" calcext:value-type="float">
            <text:p><text:s text:c="3"/>196,627</text:p>
          </table:table-cell>
          <table:table-cell table:style-name="ce49" office:value-type="float" office:value="189162" calcext:value-type="float">
            <text:p><text:s text:c="3"/>189,162</text:p>
          </table:table-cell>
          <table:table-cell table:style-name="ce49" office:value-type="float" office:value="7452" calcext:value-type="float">
            <text:p><text:s text:c="3"/>7,452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81230" calcext:value-type="float">
            <text:p><text:s text:c="3"/>181,230</text:p>
          </table:table-cell>
          <table:table-cell table:style-name="ce49" office:value-type="float" office:value="8937" calcext:value-type="float">
            <text:p><text:s text:c="3"/>8,937</text:p>
          </table:table-cell>
          <table:table-cell table:style-name="ce98" office:value-type="float" office:value="6460" calcext:value-type="float">
            <text:p><text:s text:c="3"/>6,460</text:p>
          </table:table-cell>
          <table:table-cell table:style-name="ce111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1943" calcext:value-type="float">
            <text:p><text:s text:c="3"/>101,943</text:p>
          </table:table-cell>
          <table:table-cell table:style-name="ce50" office:value-type="float" office:value="98098" calcext:value-type="float">
            <text:p><text:s text:c="3"/>98,098</text:p>
          </table:table-cell>
          <table:table-cell table:style-name="ce50" office:value-type="float" office:value="3838" calcext:value-type="float">
            <text:p><text:s text:c="3"/>3,838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93982" calcext:value-type="float">
            <text:p><text:s text:c="3"/>93,982</text:p>
          </table:table-cell>
          <table:table-cell table:style-name="ce50" office:value-type="float" office:value="4676" calcext:value-type="float">
            <text:p><text:s text:c="3"/>4,676</text:p>
          </table:table-cell>
          <table:table-cell table:style-name="ce99" office:value-type="float" office:value="3285" calcext:value-type="float">
            <text:p><text:s text:c="3"/>3,285</text:p>
          </table:table-cell>
          <table:table-cell table:style-name="ce111" table:number-columns-repeated="1015"/>
        </table:table-row>
        <table:table-row table:style-name="ro7">
          <table:covered-table-cell table:style-name="ce18"/>
          <table:table-cell table:style-name="ce33" office:value-type="string" calcext:value-type="string">
            <text:p>女</text:p>
          </table:table-cell>
          <table:table-cell table:style-name="ce51" office:value-type="float" office:value="94684" calcext:value-type="float">
            <text:p><text:s text:c="3"/>94,684</text:p>
          </table:table-cell>
          <table:table-cell table:style-name="ce51" office:value-type="float" office:value="91064" calcext:value-type="float">
            <text:p><text:s text:c="3"/>91,064</text:p>
          </table:table-cell>
          <table:table-cell table:style-name="ce51" office:value-type="float" office:value="3614" calcext:value-type="float">
            <text:p><text:s text:c="3"/>3,61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87248" calcext:value-type="float">
            <text:p><text:s text:c="3"/>87,248</text:p>
          </table:table-cell>
          <table:table-cell table:style-name="ce51" office:value-type="float" office:value="4261" calcext:value-type="float">
            <text:p><text:s text:c="3"/>4,261</text:p>
          </table:table-cell>
          <table:table-cell table:style-name="ce100" office:value-type="float" office:value="3175" calcext:value-type="float">
            <text:p><text:s text:c="3"/>3,175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443" calcext:value-type="float">
            <text:p><text:s text:c="3"/>18,443</text:p>
          </table:table-cell>
          <table:table-cell table:style-name="ce67" office:value-type="float" office:value="17799" calcext:value-type="float">
            <text:p><text:s text:c="3"/>17,799</text:p>
          </table:table-cell>
          <table:table-cell table:style-name="ce67" office:value-type="float" office:value="643" calcext:value-type="float">
            <text:p><text:s text:c="3"/>64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7053" calcext:value-type="float">
            <text:p><text:s text:c="3"/>17,053</text:p>
          </table:table-cell>
          <table:table-cell table:style-name="ce67" office:value-type="float" office:value="785" calcext:value-type="float">
            <text:p><text:s text:c="3"/>785</text:p>
          </table:table-cell>
          <table:table-cell table:style-name="ce67" office:value-type="float" office:value="605" calcext:value-type="float">
            <text:p><text:s text:c="3"/>605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3" calcext:value-type="float">
            <text:p><text:s text:c="3"/>9,523</text:p>
          </table:table-cell>
          <table:table-cell table:style-name="ce68" office:value-type="float" office:value="9205" calcext:value-type="float">
            <text:p><text:s text:c="3"/>9,205</text:p>
          </table:table-cell>
          <table:table-cell table:style-name="ce58" office:value-type="float" office:value="318" calcext:value-type="float">
            <text:p><text:s text:c="3"/>318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2" calcext:value-type="float">
            <text:p><text:s text:c="3"/>8,802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317" calcext:value-type="float">
            <text:p><text:s text:c="3"/>317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920" calcext:value-type="float">
            <text:p><text:s text:c="3"/>8,920</text:p>
          </table:table-cell>
          <table:table-cell table:style-name="ce68" office:value-type="float" office:value="8594" calcext:value-type="float">
            <text:p><text:s text:c="3"/>8,594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251" calcext:value-type="float">
            <text:p><text:s text:c="3"/>8,251</text:p>
          </table:table-cell>
          <table:table-cell table:style-name="ce68" office:value-type="float" office:value="381" calcext:value-type="float">
            <text:p><text:s text:c="3"/>381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703" calcext:value-type="float">
            <text:p><text:s text:c="3"/>18,703</text:p>
          </table:table-cell>
          <table:table-cell table:style-name="ce67" office:value-type="float" office:value="18021" calcext:value-type="float">
            <text:p><text:s text:c="3"/>18,021</text:p>
          </table:table-cell>
          <table:table-cell table:style-name="ce67" office:value-type="float" office:value="679" calcext:value-type="float">
            <text:p><text:s text:c="3"/>67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7408" calcext:value-type="float">
            <text:p><text:s text:c="3"/>17,408</text:p>
          </table:table-cell>
          <table:table-cell table:style-name="ce67" office:value-type="float" office:value="758" calcext:value-type="float">
            <text:p><text:s text:c="3"/>758</text:p>
          </table:table-cell>
          <table:table-cell table:style-name="ce67" office:value-type="float" office:value="537" calcext:value-type="float">
            <text:p><text:s text:c="3"/>537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1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97" calcext:value-type="float">
            <text:p><text:s text:c="3"/>9,597</text:p>
          </table:table-cell>
          <table:table-cell table:style-name="ce68" office:value-type="float" office:value="9246" calcext:value-type="float">
            <text:p><text:s text:c="3"/>9,246</text:p>
          </table:table-cell>
          <table:table-cell table:style-name="ce58" office:value-type="float" office:value="348" calcext:value-type="float">
            <text:p><text:s text:c="3"/>348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82" office:value-type="float" office:value="8946" calcext:value-type="float">
            <text:p><text:s text:c="3"/>8,946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53" calcext:value-type="float">
            <text:p><text:s text:c="3"/>253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106" calcext:value-type="float">
            <text:p><text:s text:c="3"/>9,106</text:p>
          </table:table-cell>
          <table:table-cell table:style-name="ce68" office:value-type="float" office:value="8775" calcext:value-type="float">
            <text:p><text:s text:c="3"/>8,775</text:p>
          </table:table-cell>
          <table:table-cell table:style-name="ce58" office:value-type="float" office:value="331" calcext:value-type="float">
            <text:p><text:s text:c="3"/>331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462" calcext:value-type="float">
            <text:p><text:s text:c="3"/>8,462</text:p>
          </table:table-cell>
          <table:table-cell table:style-name="ce68" office:value-type="float" office:value="360" calcext:value-type="float">
            <text:p><text:s text:c="3"/>360</text:p>
          </table:table-cell>
          <table:table-cell table:style-name="ce68" office:value-type="float" office:value="284" calcext:value-type="float">
            <text:p><text:s text:c="3"/>284</text:p>
          </table:table-cell>
          <table:table-cell table:style-name="ce111" table:number-columns-repeated="1015"/>
        </table:table-row>
        <table:table-row table:style-name="ro7">
          <table:table-cell table:style-name="ce16" office:value-type="string" calcext:value-type="string" table:number-columns-spanned="1" table:number-rows-spanned="3">
            <text:p>101年</text:p>
            <text:p>截至11月止</text:p>
          </table:table-cell>
          <table:table-cell table:style-name="ce31" office:value-type="string" calcext:value-type="string">
            <text:p>計</text:p>
          </table:table-cell>
          <table:table-cell table:style-name="ce49" office:value-type="float" office:value="208279" calcext:value-type="float">
            <text:p><text:s text:c="3"/>208,279</text:p>
          </table:table-cell>
          <table:table-cell table:style-name="ce49" office:value-type="float" office:value="200734" calcext:value-type="float">
            <text:p><text:s text:c="3"/>200,734</text:p>
          </table:table-cell>
          <table:table-cell table:style-name="ce49" office:value-type="float" office:value="7529" calcext:value-type="float">
            <text:p><text:s text:c="3"/>7,529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192521" calcext:value-type="float">
            <text:p><text:s text:c="3"/>192,521</text:p>
          </table:table-cell>
          <table:table-cell table:style-name="ce49" office:value-type="float" office:value="9177" calcext:value-type="float">
            <text:p><text:s text:c="3"/>9,177</text:p>
          </table:table-cell>
          <table:table-cell table:style-name="ce98" office:value-type="float" office:value="6581" calcext:value-type="float">
            <text:p><text:s text:c="3"/>6,581</text:p>
          </table:table-cell>
          <table:table-cell table:style-name="ce111" table:number-columns-repeated="1015"/>
        </table:table-row>
        <table:table-row table:style-name="ro7">
          <table:covered-table-cell table:style-name="ce17"/>
          <table:table-cell table:style-name="ce32" office:value-type="string" calcext:value-type="string">
            <text:p>男</text:p>
          </table:table-cell>
          <table:table-cell table:style-name="ce50" office:value-type="float" office:value="107987" calcext:value-type="float">
            <text:p><text:s text:c="3"/>107,987</text:p>
          </table:table-cell>
          <table:table-cell table:style-name="ce50" office:value-type="float" office:value="104029" calcext:value-type="float">
            <text:p><text:s text:c="3"/>104,029</text:p>
          </table:table-cell>
          <table:table-cell table:style-name="ce50" office:value-type="float" office:value="3947" calcext:value-type="float">
            <text:p><text:s text:c="3"/>3,947</text:p>
          </table:table-cell>
          <table:table-cell table:style-name="ce50" office:value-type="float" office:value="11" calcext:value-type="float">
            <text:p><text:s text:c="3"/>11</text:p>
          </table:table-cell>
          <table:table-cell table:style-name="ce50" office:value-type="float" office:value="99768" calcext:value-type="float">
            <text:p><text:s text:c="3"/>99,768</text:p>
          </table:table-cell>
          <table:table-cell table:style-name="ce50" office:value-type="float" office:value="4797" calcext:value-type="float">
            <text:p><text:s text:c="3"/>4,797</text:p>
          </table:table-cell>
          <table:table-cell table:style-name="ce99" office:value-type="float" office:value="3422" calcext:value-type="float">
            <text:p><text:s text:c="3"/>3,422</text:p>
          </table:table-cell>
          <table:table-cell table:style-name="ce111" table:number-columns-repeated="1015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1" office:value-type="float" office:value="100292" calcext:value-type="float">
            <text:p><text:s text:c="3"/>100,292</text:p>
          </table:table-cell>
          <table:table-cell table:style-name="ce51" office:value-type="float" office:value="96705" calcext:value-type="float">
            <text:p><text:s text:c="3"/>96,705</text:p>
          </table:table-cell>
          <table:table-cell table:style-name="ce51" office:value-type="float" office:value="3582" calcext:value-type="float">
            <text:p><text:s text:c="3"/>3,58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92753" calcext:value-type="float">
            <text:p><text:s text:c="3"/>92,753</text:p>
          </table:table-cell>
          <table:table-cell table:style-name="ce51" office:value-type="float" office:value="4380" calcext:value-type="float">
            <text:p><text:s text:c="3"/>4,380</text:p>
          </table:table-cell>
          <table:table-cell table:style-name="ce100" office:value-type="float" office:value="3159" calcext:value-type="float">
            <text:p><text:s text:c="3"/>3,159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5296" calcext:value-type="float">
            <text:p><text:s text:c="3"/>15,296</text:p>
          </table:table-cell>
          <table:table-cell table:style-name="ce67" office:value-type="float" office:value="14732" calcext:value-type="float">
            <text:p><text:s text:c="3"/>14,732</text:p>
          </table:table-cell>
          <table:table-cell table:style-name="ce67" office:value-type="float" office:value="562" calcext:value-type="float">
            <text:p><text:s text:c="3"/>56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4026" calcext:value-type="float">
            <text:p><text:s text:c="3"/>14,026</text:p>
          </table:table-cell>
          <table:table-cell table:style-name="ce67" office:value-type="float" office:value="727" calcext:value-type="float">
            <text:p><text:s text:c="3"/>727</text:p>
          </table:table-cell>
          <table:table-cell table:style-name="ce102" office:value-type="float" office:value="543" calcext:value-type="float">
            <text:p><text:s text:c="3"/>543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7955" calcext:value-type="float">
            <text:p><text:s text:c="3"/>7,955</text:p>
          </table:table-cell>
          <table:table-cell table:style-name="ce68" office:value-type="float" office:value="7657" calcext:value-type="float">
            <text:p><text:s text:c="3"/>7,657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7316" calcext:value-type="float">
            <text:p><text:s text:c="3"/>7,316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266" calcext:value-type="float">
            <text:p><text:s text:c="3"/>266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7341" calcext:value-type="float">
            <text:p><text:s text:c="3"/>7,341</text:p>
          </table:table-cell>
          <table:table-cell table:style-name="ce68" office:value-type="float" office:value="7075" calcext:value-type="float">
            <text:p><text:s text:c="3"/>7,075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6710" calcext:value-type="float">
            <text:p><text:s text:c="3"/>6,710</text:p>
          </table:table-cell>
          <table:table-cell table:style-name="ce68" office:value-type="float" office:value="354" calcext:value-type="float">
            <text:p><text:s text:c="3"/>354</text:p>
          </table:table-cell>
          <table:table-cell table:style-name="ce103" office:value-type="float" office:value="277" calcext:value-type="float">
            <text:p><text:s text:c="3"/>277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500" calcext:value-type="float">
            <text:p><text:s text:c="3"/>17,500</text:p>
          </table:table-cell>
          <table:table-cell table:style-name="ce67" office:value-type="float" office:value="16872" calcext:value-type="float">
            <text:p><text:s text:c="3"/>16,872</text:p>
          </table:table-cell>
          <table:table-cell table:style-name="ce67" office:value-type="float" office:value="628" calcext:value-type="float">
            <text:p><text:s text:c="3"/>628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6149" calcext:value-type="float">
            <text:p><text:s text:c="3"/>16,149</text:p>
          </table:table-cell>
          <table:table-cell table:style-name="ce67" office:value-type="float" office:value="797" calcext:value-type="float">
            <text:p><text:s text:c="3"/>797</text:p>
          </table:table-cell>
          <table:table-cell table:style-name="ce102" office:value-type="float" office:value="554" calcext:value-type="float">
            <text:p><text:s text:c="3"/>554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2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171" calcext:value-type="float">
            <text:p><text:s text:c="3"/>9,171</text:p>
          </table:table-cell>
          <table:table-cell table:style-name="ce68" office:value-type="float" office:value="8841" calcext:value-type="float">
            <text:p><text:s text:c="3"/>8,841</text:p>
          </table:table-cell>
          <table:table-cell table:style-name="ce58" office:value-type="float" office:value="330" calcext:value-type="float">
            <text:p><text:s text:c="3"/>330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448" calcext:value-type="float">
            <text:p><text:s text:c="3"/>8,448</text:p>
          </table:table-cell>
          <table:table-cell table:style-name="ce68" office:value-type="float" office:value="423" calcext:value-type="float">
            <text:p><text:s text:c="3"/>423</text:p>
          </table:table-cell>
          <table:table-cell table:style-name="ce68" office:value-type="float" office:value="300" calcext:value-type="float">
            <text:p><text:s text:c="3"/>300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329" calcext:value-type="float">
            <text:p><text:s text:c="3"/>8,329</text:p>
          </table:table-cell>
          <table:table-cell table:style-name="ce68" office:value-type="float" office:value="8031" calcext:value-type="float">
            <text:p><text:s text:c="3"/>8,031</text:p>
          </table:table-cell>
          <table:table-cell table:style-name="ce58" office:value-type="float" office:value="298" calcext:value-type="float">
            <text:p><text:s text:c="3"/>298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701" calcext:value-type="float">
            <text:p><text:s text:c="3"/>7,701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68" office:value-type="float" office:value="254" calcext:value-type="float">
            <text:p><text:s text:c="3"/>254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283" calcext:value-type="float">
            <text:p><text:s text:c="3"/>19,283</text:p>
          </table:table-cell>
          <table:table-cell table:style-name="ce67" office:value-type="float" office:value="18580" calcext:value-type="float">
            <text:p><text:s text:c="3"/>18,580</text:p>
          </table:table-cell>
          <table:table-cell table:style-name="ce67" office:value-type="float" office:value="701" calcext:value-type="float">
            <text:p><text:s text:c="3"/>70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770" calcext:value-type="float">
            <text:p><text:s text:c="3"/>17,770</text:p>
          </table:table-cell>
          <table:table-cell table:style-name="ce67" office:value-type="float" office:value="887" calcext:value-type="float">
            <text:p><text:s text:c="3"/>887</text:p>
          </table:table-cell>
          <table:table-cell table:style-name="ce67" office:value-type="float" office:value="626" calcext:value-type="float">
            <text:p><text:s text:c="3"/>626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3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940" calcext:value-type="float">
            <text:p><text:s text:c="3"/>9,940</text:p>
          </table:table-cell>
          <table:table-cell table:style-name="ce68" office:value-type="float" office:value="9553" calcext:value-type="float">
            <text:p><text:s text:c="3"/>9,553</text:p>
          </table:table-cell>
          <table:table-cell table:style-name="ce58" office:value-type="float" office:value="386" calcext:value-type="float">
            <text:p><text:s text:c="3"/>386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9174" calcext:value-type="float">
            <text:p><text:s text:c="3"/>9,174</text:p>
          </table:table-cell>
          <table:table-cell table:style-name="ce68" office:value-type="float" office:value="445" calcext:value-type="float">
            <text:p><text:s text:c="3"/>445</text:p>
          </table:table-cell>
          <table:table-cell table:style-name="ce68" office:value-type="float" office:value="321" calcext:value-type="float">
            <text:p><text:s text:c="3"/>321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343" calcext:value-type="float">
            <text:p><text:s text:c="3"/>9,343</text:p>
          </table:table-cell>
          <table:table-cell table:style-name="ce68" office:value-type="float" office:value="9027" calcext:value-type="float">
            <text:p><text:s text:c="3"/>9,027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596" calcext:value-type="float">
            <text:p><text:s text:c="3"/>8,596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5" calcext:value-type="float">
            <text:p><text:s text:c="3"/>305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7405" calcext:value-type="float">
            <text:p><text:s text:c="3"/>17,405</text:p>
          </table:table-cell>
          <table:table-cell table:style-name="ce67" office:value-type="float" office:value="16815" calcext:value-type="float">
            <text:p><text:s text:c="3"/>16,815</text:p>
          </table:table-cell>
          <table:table-cell table:style-name="ce67" office:value-type="float" office:value="588" calcext:value-type="float">
            <text:p><text:s text:c="3"/>588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6098" calcext:value-type="float">
            <text:p><text:s text:c="3"/>16,098</text:p>
          </table:table-cell>
          <table:table-cell table:style-name="ce67" office:value-type="float" office:value="788" calcext:value-type="float">
            <text:p><text:s text:c="3"/>788</text:p>
          </table:table-cell>
          <table:table-cell table:style-name="ce67" office:value-type="float" office:value="519" calcext:value-type="float">
            <text:p><text:s text:c="3"/>519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4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957" calcext:value-type="float">
            <text:p><text:s text:c="3"/>8,957</text:p>
          </table:table-cell>
          <table:table-cell table:style-name="ce68" office:value-type="float" office:value="8655" calcext:value-type="float">
            <text:p><text:s text:c="3"/>8,655</text:p>
          </table:table-cell>
          <table:table-cell table:style-name="ce58" office:value-type="float" office:value="301" calcext:value-type="float">
            <text:p><text:s text:c="3"/>30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291" calcext:value-type="float">
            <text:p><text:s text:c="3"/>8,291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276" calcext:value-type="float">
            <text:p><text:s text:c="3"/>276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448" calcext:value-type="float">
            <text:p><text:s text:c="3"/>8,448</text:p>
          </table:table-cell>
          <table:table-cell table:style-name="ce68" office:value-type="float" office:value="8160" calcext:value-type="float">
            <text:p><text:s text:c="3"/>8,16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7807" calcext:value-type="float">
            <text:p><text:s text:c="3"/>7,807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243" calcext:value-type="float">
            <text:p><text:s text:c="3"/>243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542" calcext:value-type="float">
            <text:p><text:s text:c="3"/>18,542</text:p>
          </table:table-cell>
          <table:table-cell table:style-name="ce67" office:value-type="float" office:value="17865" calcext:value-type="float">
            <text:p><text:s text:c="3"/>17,865</text:p>
          </table:table-cell>
          <table:table-cell table:style-name="ce67" office:value-type="float" office:value="675" calcext:value-type="float">
            <text:p><text:s text:c="3"/>67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81" office:value-type="float" office:value="17166" calcext:value-type="float">
            <text:p><text:s text:c="3"/>17,166</text:p>
          </table:table-cell>
          <table:table-cell table:style-name="ce67" office:value-type="float" office:value="799" calcext:value-type="float">
            <text:p><text:s text:c="3"/>799</text:p>
          </table:table-cell>
          <table:table-cell table:style-name="ce67" office:value-type="float" office:value="577" calcext:value-type="float">
            <text:p><text:s text:c="3"/>577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5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527" calcext:value-type="float">
            <text:p><text:s text:c="3"/>9,527</text:p>
          </table:table-cell>
          <table:table-cell table:style-name="ce68" office:value-type="float" office:value="9176" calcext:value-type="float">
            <text:p><text:s text:c="3"/>9,176</text:p>
          </table:table-cell>
          <table:table-cell table:style-name="ce58" office:value-type="float" office:value="351" calcext:value-type="float">
            <text:p><text:s text:c="3"/>351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8808" calcext:value-type="float">
            <text:p><text:s text:c="3"/>8,808</text:p>
          </table:table-cell>
          <table:table-cell table:style-name="ce68" office:value-type="float" office:value="416" calcext:value-type="float">
            <text:p><text:s text:c="3"/>416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15" calcext:value-type="float">
            <text:p><text:s text:c="3"/>9,015</text:p>
          </table:table-cell>
          <table:table-cell table:style-name="ce68" office:value-type="float" office:value="8689" calcext:value-type="float">
            <text:p><text:s text:c="3"/>8,689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82" office:value-type="float" office:value="8358" calcext:value-type="float">
            <text:p><text:s text:c="3"/>8,358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274" calcext:value-type="float">
            <text:p><text:s text:c="3"/>274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482" calcext:value-type="float">
            <text:p><text:s text:c="3"/>19,482</text:p>
          </table:table-cell>
          <table:table-cell table:style-name="ce67" office:value-type="float" office:value="18792" calcext:value-type="float">
            <text:p><text:s text:c="3"/>18,792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1" office:value-type="float" office:value="18128" calcext:value-type="float">
            <text:p><text:s text:c="3"/>18,128</text:p>
          </table:table-cell>
          <table:table-cell table:style-name="ce67" office:value-type="float" office:value="798" calcext:value-type="float">
            <text:p><text:s text:c="3"/>798</text:p>
          </table:table-cell>
          <table:table-cell table:style-name="ce67" office:value-type="float" office:value="556" calcext:value-type="float">
            <text:p><text:s text:c="3"/>556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6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192" calcext:value-type="float">
            <text:p><text:s text:c="3"/>10,192</text:p>
          </table:table-cell>
          <table:table-cell table:style-name="ce68" office:value-type="float" office:value="9826" calcext:value-type="float">
            <text:p><text:s text:c="3"/>9,826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82" office:value-type="float" office:value="9492" calcext:value-type="float">
            <text:p><text:s text:c="3"/>9,492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263" calcext:value-type="float">
            <text:p><text:s text:c="3"/>263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290" calcext:value-type="float">
            <text:p><text:s text:c="3"/>9,290</text:p>
          </table:table-cell>
          <table:table-cell table:style-name="ce68" office:value-type="float" office:value="8966" calcext:value-type="float">
            <text:p><text:s text:c="3"/>8,966</text:p>
          </table:table-cell>
          <table:table-cell table:style-name="ce58" office:value-type="float" office:value="323" calcext:value-type="float">
            <text:p><text:s text:c="3"/>323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82" office:value-type="float" office:value="8636" calcext:value-type="float">
            <text:p><text:s text:c="3"/>8,636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293" calcext:value-type="float">
            <text:p><text:s text:c="3"/>293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6897" calcext:value-type="float">
            <text:p><text:s text:c="3"/>16,897</text:p>
          </table:table-cell>
          <table:table-cell table:style-name="ce67" office:value-type="float" office:value="16209" calcext:value-type="float">
            <text:p><text:s text:c="3"/>16,209</text:p>
          </table:table-cell>
          <table:table-cell table:style-name="ce67" office:value-type="float" office:value="687" calcext:value-type="float">
            <text:p><text:s text:c="3"/>68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81" office:value-type="float" office:value="15442" calcext:value-type="float">
            <text:p><text:s text:c="3"/>15,442</text:p>
          </table:table-cell>
          <table:table-cell table:style-name="ce67" office:value-type="float" office:value="868" calcext:value-type="float">
            <text:p><text:s text:c="3"/>868</text:p>
          </table:table-cell>
          <table:table-cell table:style-name="ce67" office:value-type="float" office:value="587" calcext:value-type="float">
            <text:p><text:s text:c="3"/>587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7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8806" calcext:value-type="float">
            <text:p><text:s text:c="3"/>8,806</text:p>
          </table:table-cell>
          <table:table-cell table:style-name="ce68" office:value-type="float" office:value="8445" calcext:value-type="float">
            <text:p><text:s text:c="3"/>8,445</text:p>
          </table:table-cell>
          <table:table-cell table:style-name="ce58" office:value-type="float" office:value="360" calcext:value-type="float">
            <text:p><text:s text:c="3"/>360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82" office:value-type="float" office:value="8052" calcext:value-type="float">
            <text:p><text:s text:c="3"/>8,052</text:p>
          </table:table-cell>
          <table:table-cell table:style-name="ce68" office:value-type="float" office:value="459" calcext:value-type="float">
            <text:p><text:s text:c="3"/>459</text:p>
          </table:table-cell>
          <table:table-cell table:style-name="ce68" office:value-type="float" office:value="295" calcext:value-type="float">
            <text:p><text:s text:c="3"/>295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8091" calcext:value-type="float">
            <text:p><text:s text:c="3"/>8,091</text:p>
          </table:table-cell>
          <table:table-cell table:style-name="ce68" office:value-type="float" office:value="7764" calcext:value-type="float">
            <text:p><text:s text:c="3"/>7,764</text:p>
          </table:table-cell>
          <table:table-cell table:style-name="ce58" office:value-type="float" office:value="327" calcext:value-type="float">
            <text:p><text:s text:c="3"/>327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7390" calcext:value-type="float">
            <text:p><text:s text:c="3"/>7,390</text:p>
          </table:table-cell>
          <table:table-cell table:style-name="ce68" office:value-type="float" office:value="409" calcext:value-type="float">
            <text:p><text:s text:c="3"/>409</text:p>
          </table:table-cell>
          <table:table-cell table:style-name="ce68" office:value-type="float" office:value="292" calcext:value-type="float">
            <text:p><text:s text:c="3"/>292</text:p>
          </table:table-cell>
          <table:table-cell table:style-name="ce111" table:number-columns-repeated="1015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9615" calcext:value-type="float">
            <text:p><text:s text:c="3"/>19,615</text:p>
          </table:table-cell>
          <table:table-cell table:style-name="ce67" office:value-type="float" office:value="18913" calcext:value-type="float">
            <text:p><text:s text:c="3"/>18,913</text:p>
          </table:table-cell>
          <table:table-cell table:style-name="ce67" office:value-type="float" office:value="702" calcext:value-type="float">
            <text:p><text:s text:c="3"/>702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8201" calcext:value-type="float">
            <text:p><text:s text:c="3"/>18,201</text:p>
          </table:table-cell>
          <table:table-cell table:style-name="ce67" office:value-type="float" office:value="829" calcext:value-type="float">
            <text:p><text:s text:c="3"/>829</text:p>
          </table:table-cell>
          <table:table-cell table:style-name="ce67" office:value-type="float" office:value="585" calcext:value-type="float">
            <text:p><text:s text:c="3"/>585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20" office:value-type="string" calcext:value-type="string">
            <text:p>8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0020" calcext:value-type="float">
            <text:p><text:s text:c="3"/>10,020</text:p>
          </table:table-cell>
          <table:table-cell table:style-name="ce68" office:value-type="float" office:value="9661" calcext:value-type="float">
            <text:p><text:s text:c="3"/>9,661</text:p>
          </table:table-cell>
          <table:table-cell table:style-name="ce58" office:value-type="float" office:value="359" calcext:value-type="float">
            <text:p><text:s text:c="3"/>359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246" calcext:value-type="float">
            <text:p><text:s text:c="3"/>9,246</text:p>
          </table:table-cell>
          <table:table-cell table:style-name="ce68" office:value-type="float" office:value="437" calcext:value-type="float">
            <text:p><text:s text:c="3"/>437</text:p>
          </table:table-cell>
          <table:table-cell table:style-name="ce68" office:value-type="float" office:value="337" calcext:value-type="float">
            <text:p><text:s text:c="3"/>337</text:p>
          </table:table-cell>
          <table:table-cell table:style-name="ce113" table:number-columns-repeated="2"/>
          <table:table-cell table:style-name="ce111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595" calcext:value-type="float">
            <text:p><text:s text:c="3"/>9,595</text:p>
          </table:table-cell>
          <table:table-cell table:style-name="ce68" office:value-type="float" office:value="9252" calcext:value-type="float">
            <text:p><text:s text:c="3"/>9,252</text:p>
          </table:table-cell>
          <table:table-cell table:style-name="ce58" office:value-type="float" office:value="343" calcext:value-type="float">
            <text:p><text:s text:c="3"/>34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955" calcext:value-type="float">
            <text:p><text:s text:c="3"/>8,955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248" calcext:value-type="float">
            <text:p><text:s text:c="3"/>248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18908" calcext:value-type="float">
            <text:p><text:s text:c="3"/>18,908</text:p>
          </table:table-cell>
          <table:table-cell table:style-name="ce67" office:value-type="float" office:value="18228" calcext:value-type="float">
            <text:p><text:s text:c="3"/>18,228</text:p>
          </table:table-cell>
          <table:table-cell table:style-name="ce67" office:value-type="float" office:value="680" calcext:value-type="float">
            <text:p><text:s text:c="3"/>680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17469" calcext:value-type="float">
            <text:p><text:s text:c="3"/>17,469</text:p>
          </table:table-cell>
          <table:table-cell table:style-name="ce67" office:value-type="float" office:value="826" calcext:value-type="float">
            <text:p><text:s text:c="3"/>826</text:p>
          </table:table-cell>
          <table:table-cell table:style-name="ce67" office:value-type="float" office:value="613" calcext:value-type="float">
            <text:p><text:s text:c="3"/>613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20" office:value-type="string" calcext:value-type="string">
            <text:p>9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9831" calcext:value-type="float">
            <text:p><text:s text:c="3"/>9,831</text:p>
          </table:table-cell>
          <table:table-cell table:style-name="ce68" office:value-type="float" office:value="9477" calcext:value-type="float">
            <text:p><text:s text:c="3"/>9,477</text:p>
          </table:table-cell>
          <table:table-cell table:style-name="ce58" office:value-type="float" office:value="354" calcext:value-type="float">
            <text:p><text:s text:c="3"/>35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9088" calcext:value-type="float">
            <text:p><text:s text:c="3"/>9,088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309" calcext:value-type="float">
            <text:p><text:s text:c="3"/>309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9077" calcext:value-type="float">
            <text:p><text:s text:c="3"/>9,077</text:p>
          </table:table-cell>
          <table:table-cell table:style-name="ce68" office:value-type="float" office:value="8751" calcext:value-type="float">
            <text:p><text:s text:c="3"/>8,751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8381" calcext:value-type="float">
            <text:p><text:s text:c="3"/>8,381</text:p>
          </table:table-cell>
          <table:table-cell table:style-name="ce68" office:value-type="float" office:value="392" calcext:value-type="float">
            <text:p><text:s text:c="3"/>392</text:p>
          </table:table-cell>
          <table:table-cell table:style-name="ce68" office:value-type="float" office:value="304" calcext:value-type="float">
            <text:p><text:s text:c="3"/>304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3398" calcext:value-type="float">
            <text:p><text:s text:c="3"/>23,398</text:p>
          </table:table-cell>
          <table:table-cell table:style-name="ce67" office:value-type="float" office:value="22551" calcext:value-type="float">
            <text:p><text:s text:c="3"/>22,551</text:p>
          </table:table-cell>
          <table:table-cell table:style-name="ce67" office:value-type="float" office:value="847" calcext:value-type="float">
            <text:p><text:s text:c="3"/>847</text:p>
          </table:table-cell>
          <table:table-cell table:style-name="ce57" office:value-type="float" office:value="0" calcext:value-type="float">
            <text:p>—</text:p>
          </table:table-cell>
          <table:table-cell table:style-name="ce81" office:value-type="float" office:value="21715" calcext:value-type="float">
            <text:p><text:s text:c="3"/>21,715</text:p>
          </table:table-cell>
          <table:table-cell table:style-name="ce67" office:value-type="float" office:value="939" calcext:value-type="float">
            <text:p><text:s text:c="3"/>939</text:p>
          </table:table-cell>
          <table:table-cell table:style-name="ce67" office:value-type="float" office:value="744" calcext:value-type="float">
            <text:p><text:s text:c="3"/>744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20" office:value-type="string" calcext:value-type="string">
            <text:p>10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2163" calcext:value-type="float">
            <text:p><text:s text:c="3"/>12,163</text:p>
          </table:table-cell>
          <table:table-cell table:style-name="ce68" office:value-type="float" office:value="11719" calcext:value-type="float">
            <text:p><text:s text:c="3"/>11,719</text:p>
          </table:table-cell>
          <table:table-cell table:style-name="ce58" office:value-type="float" office:value="444" calcext:value-type="float">
            <text:p><text:s text:c="3"/>444</text:p>
          </table:table-cell>
          <table:table-cell table:style-name="ce68" office:value-type="float" office:value="0" calcext:value-type="float">
            <text:p>—</text:p>
          </table:table-cell>
          <table:table-cell table:style-name="ce82" office:value-type="float" office:value="11279" calcext:value-type="float">
            <text:p><text:s text:c="3"/>11,279</text:p>
          </table:table-cell>
          <table:table-cell table:style-name="ce68" office:value-type="float" office:value="506" calcext:value-type="float">
            <text:p><text:s text:c="3"/>506</text:p>
          </table:table-cell>
          <table:table-cell table:style-name="ce68" office:value-type="float" office:value="378" calcext:value-type="float">
            <text:p><text:s text:c="3"/>378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1235" calcext:value-type="float">
            <text:p><text:s text:c="3"/>11,235</text:p>
          </table:table-cell>
          <table:table-cell table:style-name="ce68" office:value-type="float" office:value="10832" calcext:value-type="float">
            <text:p><text:s text:c="3"/>10,832</text:p>
          </table:table-cell>
          <table:table-cell table:style-name="ce58" office:value-type="float" office:value="403" calcext:value-type="float">
            <text:p><text:s text:c="3"/>403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10436" calcext:value-type="float">
            <text:p><text:s text:c="3"/>10,436</text:p>
          </table:table-cell>
          <table:table-cell table:style-name="ce68" office:value-type="float" office:value="433" calcext:value-type="float">
            <text:p><text:s text:c="3"/>433</text:p>
          </table:table-cell>
          <table:table-cell table:style-name="ce68" office:value-type="float" office:value="366" calcext:value-type="float">
            <text:p><text:s text:c="3"/>366</text:p>
          </table:table-cell>
          <table:table-cell table:style-name="ce112" table:number-columns-repeated="2"/>
          <table:table-cell table:style-name="ce111" table:number-columns-repeated="1013"/>
        </table:table-row>
        <table:table-row table:style-name="ro7">
          <table:table-cell table:style-name="ce19"/>
          <table:table-cell table:style-name="ce38" office:value-type="string" calcext:value-type="string">
            <text:p>計</text:p>
          </table:table-cell>
          <table:table-cell table:style-name="ce57" office:value-type="float" office:value="21953" calcext:value-type="float">
            <text:p><text:s text:c="3"/>21,953</text:p>
          </table:table-cell>
          <table:table-cell table:style-name="ce67" office:value-type="float" office:value="21177" calcext:value-type="float">
            <text:p><text:s text:c="3"/>21,177</text:p>
          </table:table-cell>
          <table:table-cell table:style-name="ce67" office:value-type="float" office:value="772" calcext:value-type="float">
            <text:p><text:s text:c="3"/>772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1" office:value-type="float" office:value="20357" calcext:value-type="float">
            <text:p><text:s text:c="3"/>20,357</text:p>
          </table:table-cell>
          <table:table-cell table:style-name="ce67" office:value-type="float" office:value="919" calcext:value-type="float">
            <text:p><text:s text:c="3"/>919</text:p>
          </table:table-cell>
          <table:table-cell table:style-name="ce67" office:value-type="float" office:value="677" calcext:value-type="float">
            <text:p><text:s text:c="3"/>677</text:p>
          </table:table-cell>
          <table:table-cell table:style-name="ce111" table:number-columns-repeated="1015"/>
        </table:table-row>
        <table:table-row table:style-name="ro7">
          <table:table-cell table:style-name="ce20" office:value-type="string" calcext:value-type="string">
            <text:p>11 月</text:p>
          </table:table-cell>
          <table:table-cell table:style-name="ce39" office:value-type="string" calcext:value-type="string">
            <text:p>男</text:p>
          </table:table-cell>
          <table:table-cell table:style-name="ce58" office:value-type="float" office:value="11425" calcext:value-type="float">
            <text:p><text:s text:c="3"/>11,425</text:p>
          </table:table-cell>
          <table:table-cell table:style-name="ce68" office:value-type="float" office:value="11019" calcext:value-type="float">
            <text:p><text:s text:c="3"/>11,019</text:p>
          </table:table-cell>
          <table:table-cell table:style-name="ce58" office:value-type="float" office:value="402" calcext:value-type="float">
            <text:p><text:s text:c="3"/>402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82" office:value-type="float" office:value="10574" calcext:value-type="float">
            <text:p><text:s text:c="3"/>10,574</text:p>
          </table:table-cell>
          <table:table-cell table:style-name="ce68" office:value-type="float" office:value="477" calcext:value-type="float">
            <text:p><text:s text:c="3"/>477</text:p>
          </table:table-cell>
          <table:table-cell table:style-name="ce68" office:value-type="float" office:value="374" calcext:value-type="float">
            <text:p><text:s text:c="3"/>374</text:p>
          </table:table-cell>
          <table:table-cell table:style-name="ce111" table:number-columns-repeated="1015"/>
        </table:table-row>
        <table:table-row table:style-name="ro7">
          <table:table-cell table:style-name="ce21"/>
          <table:table-cell table:style-name="ce40" office:value-type="string" calcext:value-type="string">
            <text:p>女</text:p>
          </table:table-cell>
          <table:table-cell table:style-name="ce58" office:value-type="float" office:value="10528" calcext:value-type="float">
            <text:p><text:s text:c="3"/>10,528</text:p>
          </table:table-cell>
          <table:table-cell table:style-name="ce68" office:value-type="float" office:value="10158" calcext:value-type="float">
            <text:p><text:s text:c="3"/>10,158</text:p>
          </table:table-cell>
          <table:table-cell table:style-name="ce58" office:value-type="float" office:value="370" calcext:value-type="float">
            <text:p><text:s text:c="3"/>370</text:p>
          </table:table-cell>
          <table:table-cell table:style-name="ce75" office:value-type="float" office:value="0" calcext:value-type="float">
            <text:p>—</text:p>
          </table:table-cell>
          <table:table-cell table:style-name="ce82" office:value-type="float" office:value="9783" calcext:value-type="float">
            <text:p><text:s text:c="3"/>9,783</text:p>
          </table:table-cell>
          <table:table-cell table:style-name="ce68" office:value-type="float" office:value="442" calcext:value-type="float">
            <text:p><text:s text:c="3"/>442</text:p>
          </table:table-cell>
          <table:table-cell table:style-name="ce68" office:value-type="float" office:value="303" calcext:value-type="float">
            <text:p><text:s text:c="3"/>303</text:p>
          </table:table-cell>
          <table:table-cell table:style-name="ce111" table:number-columns-repeated="1015"/>
        </table:table-row>
        <table:table-row table:style-name="ro7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19.03" calcext:value-type="float">
            <text:p><text:s/>19.03</text:p>
          </table:table-cell>
          <table:table-cell table:style-name="ce59" office:value-type="float" office:value="18.98" calcext:value-type="float">
            <text:p><text:s/>18.98</text:p>
          </table:table-cell>
          <table:table-cell table:style-name="ce59" office:value-type="float" office:value="20.06" calcext:value-type="float">
            <text:p><text:s/>20.06</text:p>
          </table:table-cell>
          <table:table-cell table:style-name="ce59" office:value-type="float" office:value="300" calcext:value-type="float">
            <text:p><text:s/>300.00</text:p>
          </table:table-cell>
          <table:table-cell table:style-name="ce59" office:value-type="float" office:value="19.37" calcext:value-type="float">
            <text:p><text:s/>19.37</text:p>
          </table:table-cell>
          <table:table-cell table:style-name="ce59" office:value-type="float" office:value="17.07" calcext:value-type="float">
            <text:p><text:s/>17.07</text:p>
          </table:table-cell>
          <table:table-cell table:style-name="ce104" office:value-type="float" office:value="11.9" calcext:value-type="float">
            <text:p><text:s/>11.90</text:p>
          </table:table-cell>
          <table:table-cell table:style-name="ce111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19.97" calcext:value-type="float">
            <text:p><text:s/>19.97</text:p>
          </table:table-cell>
          <table:table-cell table:style-name="ce60" office:value-type="float" office:value="19.71" calcext:value-type="float">
            <text:p><text:s/>19.71</text:p>
          </table:table-cell>
          <table:table-cell table:style-name="ce60" office:value-type="float" office:value="26.42" calcext:value-type="float">
            <text:p><text:s/>26.42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20.13" calcext:value-type="float">
            <text:p><text:s/>20.13</text:p>
          </table:table-cell>
          <table:table-cell table:style-name="ce60" office:value-type="float" office:value="18.07" calcext:value-type="float">
            <text:p><text:s/>18.07</text:p>
          </table:table-cell>
          <table:table-cell table:style-name="ce105" office:value-type="float" office:value="17.98" calcext:value-type="float">
            <text:p><text:s/>17.98</text:p>
          </table:table-cell>
          <table:table-cell table:style-name="ce111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18.03" calcext:value-type="float">
            <text:p><text:s/>18.03</text:p>
          </table:table-cell>
          <table:table-cell table:style-name="ce61" office:value-type="float" office:value="18.2" calcext:value-type="float">
            <text:p><text:s/>18.20</text:p>
          </table:table-cell>
          <table:table-cell table:style-name="ce61" office:value-type="float" office:value="13.85" calcext:value-type="float">
            <text:p><text:s/>13.85</text:p>
          </table:table-cell>
          <table:table-cell table:style-name="ce61" office:value-type="float" office:value="-100" calcext:value-type="float">
            <text:p><text:s text:c="3"/>－100.00</text:p>
          </table:table-cell>
          <table:table-cell table:style-name="ce61" office:value-type="float" office:value="18.57" calcext:value-type="float">
            <text:p><text:s/>18.57</text:p>
          </table:table-cell>
          <table:table-cell table:style-name="ce61" office:value-type="float" office:value="16.01" calcext:value-type="float">
            <text:p><text:s/>16.01</text:p>
          </table:table-cell>
          <table:table-cell table:style-name="ce106" office:value-type="float" office:value="5.21" calcext:value-type="float">
            <text:p><text:s/>5.21</text:p>
          </table:table-cell>
          <table:table-cell table:style-name="ce111" table:number-columns-repeated="1015"/>
        </table:table-row>
        <table:table-row table:style-name="ro7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8" office:value-type="string" calcext:value-type="string">
            <text:p>計</text:p>
          </table:table-cell>
          <table:table-cell table:style-name="ce62" office:value-type="float" office:value="-6.18" calcext:value-type="float">
            <text:p><text:s text:c="3"/>－6.18</text:p>
          </table:table-cell>
          <table:table-cell table:style-name="ce62" office:value-type="float" office:value="-6.09" calcext:value-type="float">
            <text:p><text:s text:c="3"/>－6.09</text:p>
          </table:table-cell>
          <table:table-cell table:style-name="ce62" office:value-type="float" office:value="-8.85" calcext:value-type="float">
            <text:p><text:s text:c="3"/>－8.85</text:p>
          </table:table-cell>
          <table:table-cell table:style-name="ce62" office:value-type="float" office:value="100" calcext:value-type="float">
            <text:p><text:s/>100.00</text:p>
          </table:table-cell>
          <table:table-cell table:style-name="ce62" office:value-type="float" office:value="-6.25" calcext:value-type="float">
            <text:p><text:s text:c="3"/>－6.25</text:p>
          </table:table-cell>
          <table:table-cell table:style-name="ce62" office:value-type="float" office:value="-2.13" calcext:value-type="float">
            <text:p><text:s text:c="3"/>－2.13</text:p>
          </table:table-cell>
          <table:table-cell table:style-name="ce107" office:value-type="float" office:value="-9.01" calcext:value-type="float">
            <text:p><text:s text:c="3"/>－9.01</text:p>
          </table:table-cell>
          <table:table-cell table:style-name="ce111" table:number-columns-repeated="1015"/>
        </table:table-row>
        <table:table-row table:style-name="ro7">
          <table:covered-table-cell table:style-name="ce23"/>
          <table:table-cell table:style-name="ce39" office:value-type="string" calcext:value-type="string">
            <text:p>男</text:p>
          </table:table-cell>
          <table:table-cell table:style-name="ce60" office:value-type="float" office:value="-6.07" calcext:value-type="float">
            <text:p><text:s text:c="3"/>－6.07</text:p>
          </table:table-cell>
          <table:table-cell table:style-name="ce60" office:value-type="float" office:value="-5.97" calcext:value-type="float">
            <text:p><text:s text:c="3"/>－5.97</text:p>
          </table:table-cell>
          <table:table-cell table:style-name="ce60" office:value-type="float" office:value="-9.46" calcext:value-type="float">
            <text:p><text:s text:c="3"/>－9.46</text:p>
          </table:table-cell>
          <table:table-cell table:style-name="ce60" office:value-type="float" office:value="100" calcext:value-type="float">
            <text:p><text:s/>100.00</text:p>
          </table:table-cell>
          <table:table-cell table:style-name="ce60" office:value-type="float" office:value="-6.25" calcext:value-type="float">
            <text:p><text:s text:c="3"/>－6.25</text:p>
          </table:table-cell>
          <table:table-cell table:style-name="ce60" office:value-type="float" office:value="-5.73" calcext:value-type="float">
            <text:p><text:s text:c="3"/>－5.73</text:p>
          </table:table-cell>
          <table:table-cell table:style-name="ce105" office:value-type="float" office:value="-1.06" calcext:value-type="float">
            <text:p><text:s text:c="3"/>－1.06</text:p>
          </table:table-cell>
          <table:table-cell table:style-name="ce111" table:number-columns-repeated="1015"/>
        </table:table-row>
        <table:table-row table:style-name="ro7">
          <table:covered-table-cell table:style-name="ce24"/>
          <table:table-cell table:style-name="ce42" office:value-type="string" calcext:value-type="string">
            <text:p>女</text:p>
          </table:table-cell>
          <table:table-cell table:style-name="ce61" office:value-type="float" office:value="-6.29" calcext:value-type="float">
            <text:p><text:s text:c="3"/>－6.29</text:p>
          </table:table-cell>
          <table:table-cell table:style-name="ce61" office:value-type="float" office:value="-6.22" calcext:value-type="float">
            <text:p><text:s text:c="3"/>－6.22</text:p>
          </table:table-cell>
          <table:table-cell table:style-name="ce61" office:value-type="float" office:value="-8.19" calcext:value-type="float">
            <text:p><text:s text:c="3"/>－8.19</text:p>
          </table:table-cell>
          <table:table-cell table:style-name="ce61" office:value-type="float" office:value="0" calcext:value-type="float">
            <text:p>－</text:p>
          </table:table-cell>
          <table:table-cell table:style-name="ce61" office:value-type="float" office:value="-6.26" calcext:value-type="float">
            <text:p><text:s text:c="3"/>－6.26</text:p>
          </table:table-cell>
          <table:table-cell table:style-name="ce61" office:value-type="float" office:value="2.08" calcext:value-type="float">
            <text:p><text:s/>2.08</text:p>
          </table:table-cell>
          <table:table-cell table:style-name="ce106" office:value-type="float" office:value="-17.21" calcext:value-type="float">
            <text:p><text:s text:c="3"/>－17.21</text:p>
          </table:table-cell>
          <table:table-cell table:style-name="ce111" table:number-columns-repeated="1015"/>
        </table:table-row>
        <table:table-row table:style-name="ro5">
          <table:table-cell table:style-name="ce26" office:value-type="string" calcext:value-type="string">
            <text:p>說明：1.本表按登記日期統計，86年以前未有是項統計。</text:p>
          </table:table-cell>
          <table:table-cell table:style-name="ce43" table:number-columns-repeated="4"/>
          <table:table-cell table:style-name="ce76"/>
          <table:table-cell table:style-name="ce83" table:number-columns-repeated="2"/>
          <table:table-cell table:style-name="ce108" office:value-type="string" calcext:value-type="string">
            <text:p>內政部戶政司 民國101年12月5日編製</text:p>
          </table:table-cell>
          <table:table-cell table:style-name="ce111" table:number-columns-repeated="1015"/>
        </table:table-row>
        <table:table-row table:style-name="ro5">
          <table:table-cell table:style-name="ce26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4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84">
        <table:table-column table:style-name="co6" table:default-cell-style-name="ce27"/>
        <table:table-column table:style-name="co7" table:default-cell-style-name="ce27"/>
        <table:table-column table:style-name="co6" table:default-cell-style-name="ce27"/>
        <table:table-column table:style-name="co8" table:number-columns-repeated="3" table:default-cell-style-name="ce27"/>
        <table:table-column table:style-name="co9" table:number-columns-repeated="2" table:default-cell-style-name="ce27"/>
        <table:table-column table:style-name="co10" table:default-cell-style-name="ce27"/>
        <table:table-column table:style-name="co5" table:number-columns-repeated="248" table:default-cell-style-name="ce27"/>
        <table:table-column table:style-name="co5" table:number-columns-repeated="767" table:default-cell-style-name="Default"/>
        <table:table-header-rows>
          <table:table-row table:style-name="ro10">
            <table:table-cell table:style-name="ce115" office:value-type="string" calcext:value-type="string" table:number-columns-spanned="9" table:number-rows-spanned="1">
              <text:p><text:s text:c="2"/>嬰兒出生數按婚生、非婚生、無依兒童及生母原屬國籍分（續）</text:p>
            </table:table-cell>
            <table:covered-table-cell table:number-columns-repeated="8" table:style-name="ce131"/>
            <table:table-cell table:style-name="ce150"/>
            <table:table-cell table:style-name="ce114" table:number-columns-repeated="1014"/>
          </table:table-row>
          <table:table-row table:style-name="ro11">
            <table:table-cell table:style-name="ce114"/>
            <table:table-cell table:style-name="ce132" table:number-columns-repeated="2"/>
            <table:table-cell table:style-name="ce132" office:value-type="string" calcext:value-type="string">
              <text:p>中 華 民 國 101 年 11 月 份</text:p>
            </table:table-cell>
            <table:table-cell table:style-name="ce132" table:number-columns-repeated="4"/>
            <table:table-cell table:style-name="ce144" office:value-type="string" calcext:value-type="string">
              <text:p><text:s text:c="3"/>單位︰人</text:p>
            </table:table-cell>
            <table:table-cell table:style-name="ce114" table:number-columns-repeated="1015"/>
          </table:table-row>
          <table:table-row table:style-name="ro12">
            <table:table-cell table:style-name="ce116" office:value-type="string" calcext:value-type="string" table:number-columns-spanned="1" table:number-rows-spanned="4">
              <text:p>區域別</text:p>
            </table:table-cell>
            <table:table-cell table:style-name="ce133" office:value-type="string" calcext:value-type="string" table:number-columns-spanned="1" table:number-rows-spanned="4">
              <text:p>性別</text:p>
            </table:table-cell>
            <table:table-cell table:style-name="ce45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3"/>
            <table:covered-table-cell table:style-name="ce72"/>
            <table:table-cell table:style-name="ce77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84"/>
            <table:table-cell table:number-columns-repeated="1015"/>
          </table:table-row>
          <table:table-row table:style-name="ro13">
            <table:covered-table-cell table:style-name="ce117"/>
            <table:covered-table-cell table:style-name="ce134"/>
            <table:table-cell table:style-name="ce46" office:value-type="string" calcext:value-type="string" table:number-columns-spanned="1" table:number-rows-spanned="3">
              <text:p>合計</text:p>
            </table:table-cell>
            <table:table-cell table:style-name="ce46" office:value-type="string" calcext:value-type="string" table:number-columns-spanned="1" table:number-rows-spanned="3">
              <text:p>婚生</text:p>
            </table:table-cell>
            <table:table-cell table:style-name="ce69" office:value-type="string" calcext:value-type="string" table:number-columns-spanned="1" table:number-rows-spanned="3">
              <text:p>非婚生</text:p>
            </table:table-cell>
            <table:table-cell table:style-name="ce46" office:value-type="string" calcext:value-type="string" table:number-columns-spanned="1" table:number-rows-spanned="3">
              <text:p>無依兒童</text:p>
            </table:table-cell>
            <table:table-cell table:style-name="ce46" office:value-type="string" calcext:value-type="string" table:number-columns-spanned="1" table:number-rows-spanned="3">
              <text:p>本國</text:p>
            </table:table-cell>
            <table:table-cell table:style-name="ce69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92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17"/>
            <table:covered-table-cell table:style-name="ce134"/>
            <table:covered-table-cell table:number-columns-repeated="2" table:style-name="ce47"/>
            <table:covered-table-cell table:style-name="ce70"/>
            <table:covered-table-cell table:style-name="ce73"/>
            <table:covered-table-cell table:style-name="ce47"/>
            <table:covered-table-cell table:style-name="ce85"/>
            <table:covered-table-cell table:style-name="ce93"/>
            <table:table-cell table:number-columns-repeated="1015"/>
          </table:table-row>
          <table:table-row table:style-name="ro14">
            <table:covered-table-cell table:style-name="ce118"/>
            <table:covered-table-cell table:style-name="ce135"/>
            <table:covered-table-cell table:number-columns-repeated="2" table:style-name="ce48"/>
            <table:covered-table-cell table:style-name="ce71"/>
            <table:covered-table-cell table:style-name="ce74"/>
            <table:covered-table-cell table:style-name="ce48"/>
            <table:covered-table-cell table:style-name="ce86"/>
            <table:covered-table-cell table:style-name="ce94"/>
            <table:table-cell table:number-columns-repeated="1015"/>
          </table:table-row>
        </table:table-header-rows>
        <table:table-row table:style-name="ro15">
          <table:table-cell table:style-name="ce119"/>
          <table:table-cell table:style-name="ce31" office:value-type="string" calcext:value-type="string">
            <text:p>計</text:p>
          </table:table-cell>
          <table:table-cell table:style-name="ce65" office:value-type="float" office:value="21953" calcext:value-type="float">
            <text:p><text:s text:c="3"/>21,953</text:p>
          </table:table-cell>
          <table:table-cell table:style-name="ce50" office:value-type="float" office:value="21177" calcext:value-type="float">
            <text:p><text:s text:c="3"/>21,177</text:p>
          </table:table-cell>
          <table:table-cell table:style-name="ce50" office:value-type="float" office:value="772" calcext:value-type="float">
            <text:p><text:s text:c="3"/>77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20357" calcext:value-type="float">
            <text:p><text:s text:c="3"/>20,357</text:p>
          </table:table-cell>
          <table:table-cell table:style-name="ce50" office:value-type="float" office:value="919" calcext:value-type="float">
            <text:p><text:s text:c="3"/>919</text:p>
          </table:table-cell>
          <table:table-cell table:style-name="ce98" office:value-type="float" office:value="677" calcext:value-type="float">
            <text:p><text:s text:c="3"/>677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0" office:value-type="string" calcext:value-type="string">
            <text:p>總 <text:s text:c="5"/>計</text:p>
          </table:table-cell>
          <table:table-cell table:style-name="ce32" office:value-type="string" calcext:value-type="string">
            <text:p>男</text:p>
          </table:table-cell>
          <table:table-cell table:style-name="ce136" office:value-type="float" office:value="11425" calcext:value-type="float">
            <text:p><text:s text:c="3"/>11,425</text:p>
          </table:table-cell>
          <table:table-cell table:style-name="ce50" office:value-type="float" office:value="11019" calcext:value-type="float">
            <text:p><text:s text:c="3"/>11,019</text:p>
          </table:table-cell>
          <table:table-cell table:style-name="ce50" office:value-type="float" office:value="402" calcext:value-type="float">
            <text:p><text:s text:c="3"/>402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574" calcext:value-type="float">
            <text:p><text:s text:c="3"/>10,574</text:p>
          </table:table-cell>
          <table:table-cell table:style-name="ce50" office:value-type="float" office:value="477" calcext:value-type="float">
            <text:p><text:s text:c="3"/>477</text:p>
          </table:table-cell>
          <table:table-cell table:style-name="ce99" office:value-type="float" office:value="374" calcext:value-type="float">
            <text:p><text:s text:c="3"/>374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7" office:value-type="float" office:value="10528" calcext:value-type="float">
            <text:p><text:s text:c="3"/>10,528</text:p>
          </table:table-cell>
          <table:table-cell table:style-name="ce50" office:value-type="float" office:value="10158" calcext:value-type="float">
            <text:p><text:s text:c="3"/>10,158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50" office:value-type="float" office:value="0" calcext:value-type="float">
            <text:p>—</text:p>
          </table:table-cell>
          <table:table-cell table:style-name="ce51" office:value-type="float" office:value="9783" calcext:value-type="float">
            <text:p><text:s text:c="3"/>9,783</text:p>
          </table:table-cell>
          <table:table-cell table:style-name="ce50" office:value-type="float" office:value="442" calcext:value-type="float">
            <text:p><text:s text:c="3"/>442</text:p>
          </table:table-cell>
          <table:table-cell table:style-name="ce100" office:value-type="float" office:value="303" calcext:value-type="float">
            <text:p><text:s text:c="3"/>303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2"/>
          <table:table-cell table:style-name="ce31" office:value-type="string" calcext:value-type="string">
            <text:p>計</text:p>
          </table:table-cell>
          <table:table-cell table:style-name="ce65" office:value-type="float" office:value="3885" calcext:value-type="float">
            <text:p><text:s text:c="3"/>3,885</text:p>
          </table:table-cell>
          <table:table-cell table:style-name="ce65" office:value-type="float" office:value="3746" calcext:value-type="float">
            <text:p><text:s text:c="3"/>3,746</text:p>
          </table:table-cell>
          <table:table-cell table:style-name="ce65" office:value-type="float" office:value="138" calcext:value-type="float">
            <text:p><text:s text:c="3"/>138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3584" calcext:value-type="float">
            <text:p><text:s text:c="3"/>3,584</text:p>
          </table:table-cell>
          <table:table-cell table:style-name="ce65" office:value-type="float" office:value="187" calcext:value-type="float">
            <text:p><text:s text:c="3"/>187</text:p>
          </table:table-cell>
          <table:table-cell table:style-name="ce145" office:value-type="float" office:value="114" calcext:value-type="float">
            <text:p><text:s text:c="3"/>114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0" office:value-type="string" calcext:value-type="string">
            <text:p>新北市</text:p>
          </table:table-cell>
          <table:table-cell table:style-name="ce32" office:value-type="string" calcext:value-type="string">
            <text:p>男</text:p>
          </table:table-cell>
          <table:table-cell table:style-name="ce136" office:value-type="float" office:value="2021" calcext:value-type="float">
            <text:p><text:s text:c="3"/>2,021</text:p>
          </table:table-cell>
          <table:table-cell table:style-name="ce136" office:value-type="float" office:value="1950" calcext:value-type="float">
            <text:p><text:s text:c="3"/>1,950</text:p>
          </table:table-cell>
          <table:table-cell table:style-name="ce136" office:value-type="float" office:value="70" calcext:value-type="float">
            <text:p><text:s text:c="3"/>70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50" office:value-type="float" office:value="1863" calcext:value-type="float">
            <text:p><text:s text:c="3"/>1,863</text:p>
          </table:table-cell>
          <table:table-cell table:style-name="ce136" office:value-type="float" office:value="92" calcext:value-type="float">
            <text:p><text:s text:c="3"/>92</text:p>
          </table:table-cell>
          <table:table-cell table:style-name="ce146" office:value-type="float" office:value="66" calcext:value-type="float">
            <text:p><text:s text:c="3"/>66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7" office:value-type="float" office:value="1864" calcext:value-type="float">
            <text:p><text:s text:c="3"/>1,864</text:p>
          </table:table-cell>
          <table:table-cell table:style-name="ce137" office:value-type="float" office:value="1796" calcext:value-type="float">
            <text:p><text:s text:c="3"/>1,796</text:p>
          </table:table-cell>
          <table:table-cell table:style-name="ce137" office:value-type="float" office:value="68" calcext:value-type="float">
            <text:p><text:s text:c="3"/>68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1721" calcext:value-type="float">
            <text:p><text:s text:c="3"/>1,721</text:p>
          </table:table-cell>
          <table:table-cell table:style-name="ce137" office:value-type="float" office:value="95" calcext:value-type="float">
            <text:p><text:s text:c="3"/>95</text:p>
          </table:table-cell>
          <table:table-cell table:style-name="ce147" office:value-type="float" office:value="48" calcext:value-type="float">
            <text:p><text:s text:c="3"/>48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2"/>
          <table:table-cell table:style-name="ce31" office:value-type="string" calcext:value-type="string">
            <text:p>計</text:p>
          </table:table-cell>
          <table:table-cell table:style-name="ce65" office:value-type="float" office:value="2812" calcext:value-type="float">
            <text:p><text:s text:c="3"/>2,812</text:p>
          </table:table-cell>
          <table:table-cell table:style-name="ce65" office:value-type="float" office:value="2728" calcext:value-type="float">
            <text:p><text:s text:c="3"/>2,728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2663" calcext:value-type="float">
            <text:p><text:s text:c="3"/>2,663</text:p>
          </table:table-cell>
          <table:table-cell table:style-name="ce65" office:value-type="float" office:value="100" calcext:value-type="float">
            <text:p><text:s text:c="3"/>100</text:p>
          </table:table-cell>
          <table:table-cell table:style-name="ce145" office:value-type="float" office:value="49" calcext:value-type="float">
            <text:p><text:s text:c="3"/>49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0" office:value-type="string" calcext:value-type="string">
            <text:p>臺北市</text:p>
          </table:table-cell>
          <table:table-cell table:style-name="ce32" office:value-type="string" calcext:value-type="string">
            <text:p>男</text:p>
          </table:table-cell>
          <table:table-cell table:style-name="ce136" office:value-type="float" office:value="1477" calcext:value-type="float">
            <text:p><text:s text:c="3"/>1,477</text:p>
          </table:table-cell>
          <table:table-cell table:style-name="ce136" office:value-type="float" office:value="1432" calcext:value-type="float">
            <text:p><text:s text:c="3"/>1,432</text:p>
          </table:table-cell>
          <table:table-cell table:style-name="ce136" office:value-type="float" office:value="44" calcext:value-type="float">
            <text:p><text:s text:c="3"/>44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50" office:value-type="float" office:value="1398" calcext:value-type="float">
            <text:p><text:s text:c="3"/>1,398</text:p>
          </table:table-cell>
          <table:table-cell table:style-name="ce136" office:value-type="float" office:value="50" calcext:value-type="float">
            <text:p><text:s text:c="3"/>50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3"/>
          <table:table-cell table:style-name="ce33" office:value-type="string" calcext:value-type="string">
            <text:p>女</text:p>
          </table:table-cell>
          <table:table-cell table:style-name="ce137" office:value-type="float" office:value="1335" calcext:value-type="float">
            <text:p><text:s text:c="3"/>1,335</text:p>
          </table:table-cell>
          <table:table-cell table:style-name="ce137" office:value-type="float" office:value="1296" calcext:value-type="float">
            <text:p><text:s text:c="3"/>1,296</text:p>
          </table:table-cell>
          <table:table-cell table:style-name="ce137" office:value-type="float" office:value="39" calcext:value-type="float">
            <text:p><text:s text:c="3"/>39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1265" calcext:value-type="float">
            <text:p><text:s text:c="3"/>1,265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4"/>
          <table:table-cell table:style-name="ce31" office:value-type="string" calcext:value-type="string">
            <text:p>計</text:p>
          </table:table-cell>
          <table:table-cell table:style-name="ce65" office:value-type="float" office:value="2753" calcext:value-type="float">
            <text:p><text:s text:c="3"/>2,753</text:p>
          </table:table-cell>
          <table:table-cell table:style-name="ce65" office:value-type="float" office:value="2660" calcext:value-type="float">
            <text:p><text:s text:c="3"/>2,660</text:p>
          </table:table-cell>
          <table:table-cell table:style-name="ce65" office:value-type="float" office:value="92" calcext:value-type="float">
            <text:p><text:s text:c="3"/>92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2582" calcext:value-type="float">
            <text:p><text:s text:c="3"/>2,582</text:p>
          </table:table-cell>
          <table:table-cell table:style-name="ce65" office:value-type="float" office:value="104" calcext:value-type="float">
            <text:p><text:s text:c="3"/>104</text:p>
          </table:table-cell>
          <table:table-cell table:style-name="ce145" office:value-type="float" office:value="67" calcext:value-type="float">
            <text:p><text:s text:c="3"/>67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5" office:value-type="string" office:string-value="臺中市" calcext:value-type="string">
            <text:p><text:s/>臺中市 </text:p>
          </table:table-cell>
          <table:table-cell table:style-name="ce32" office:value-type="string" calcext:value-type="string">
            <text:p>男</text:p>
          </table:table-cell>
          <table:table-cell table:style-name="ce136" office:value-type="float" office:value="1432" calcext:value-type="float">
            <text:p><text:s text:c="3"/>1,432</text:p>
          </table:table-cell>
          <table:table-cell table:style-name="ce136" office:value-type="float" office:value="1392" calcext:value-type="float">
            <text:p><text:s text:c="3"/>1,392</text:p>
          </table:table-cell>
          <table:table-cell table:style-name="ce136" office:value-type="float" office:value="39" calcext:value-type="float">
            <text:p><text:s text:c="3"/>3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50" office:value-type="float" office:value="1342" calcext:value-type="float">
            <text:p><text:s text:c="3"/>1,342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7" office:value-type="float" office:value="1321" calcext:value-type="float">
            <text:p><text:s text:c="3"/>1,321</text:p>
          </table:table-cell>
          <table:table-cell table:style-name="ce137" office:value-type="float" office:value="1268" calcext:value-type="float">
            <text:p><text:s text:c="3"/>1,268</text:p>
          </table:table-cell>
          <table:table-cell table:style-name="ce137" office:value-type="float" office:value="53" calcext:value-type="float">
            <text:p><text:s text:c="3"/>53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1240" calcext:value-type="float">
            <text:p><text:s text:c="3"/>1,240</text:p>
          </table:table-cell>
          <table:table-cell table:style-name="ce137" office:value-type="float" office:value="50" calcext:value-type="float">
            <text:p><text:s text:c="3"/>50</text:p>
          </table:table-cell>
          <table:table-cell table:style-name="ce147" office:value-type="float" office:value="31" calcext:value-type="float">
            <text:p><text:s text:c="3"/>31</text:p>
          </table:table-cell>
          <table:table-cell table:style-name="ce151"/>
          <table:table-cell table:style-name="ce111" table:number-columns-repeated="1014"/>
        </table:table-row>
        <table:table-row table:style-name="ro15">
          <table:table-cell table:style-name="ce122"/>
          <table:table-cell table:style-name="ce31" office:value-type="string" calcext:value-type="string">
            <text:p>計</text:p>
          </table:table-cell>
          <table:table-cell table:style-name="ce65" office:value-type="float" office:value="1724" calcext:value-type="float">
            <text:p><text:s text:c="3"/>1,724</text:p>
          </table:table-cell>
          <table:table-cell table:style-name="ce65" office:value-type="float" office:value="1663" calcext:value-type="float">
            <text:p><text:s text:c="3"/>1,663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616" calcext:value-type="float">
            <text:p><text:s text:c="3"/>1,616</text:p>
          </table:table-cell>
          <table:table-cell table:style-name="ce65" office:value-type="float" office:value="53" calcext:value-type="float">
            <text:p><text:s text:c="3"/>53</text:p>
          </table:table-cell>
          <table:table-cell table:style-name="ce145" office:value-type="float" office:value="55" calcext:value-type="float">
            <text:p><text:s text:c="3"/>55</text:p>
          </table:table-cell>
          <table:table-cell table:style-name="ce111" table:number-columns-repeated="1015"/>
        </table:table-row>
        <table:table-row table:style-name="ro15">
          <table:table-cell table:style-name="ce125" office:value-type="string" office:string-value="臺南市" calcext:value-type="string">
            <text:p><text:s/>臺南市 </text:p>
          </table:table-cell>
          <table:table-cell table:style-name="ce32" office:value-type="string" calcext:value-type="string">
            <text:p>男</text:p>
          </table:table-cell>
          <table:table-cell table:style-name="ce136" office:value-type="float" office:value="906" calcext:value-type="float">
            <text:p><text:s text:c="3"/>906</text:p>
          </table:table-cell>
          <table:table-cell table:style-name="ce136" office:value-type="float" office:value="870" calcext:value-type="float">
            <text:p><text:s text:c="3"/>870</text:p>
          </table:table-cell>
          <table:table-cell table:style-name="ce136" office:value-type="float" office:value="36" calcext:value-type="float">
            <text:p><text:s text:c="3"/>36</text:p>
          </table:table-cell>
          <table:table-cell table:style-name="ce136" office:value-type="float" office:value="0" calcext:value-type="float">
            <text:p>—</text:p>
          </table:table-cell>
          <table:table-cell table:style-name="ce50" office:value-type="float" office:value="847" calcext:value-type="float">
            <text:p><text:s text:c="3"/>847</text:p>
          </table:table-cell>
          <table:table-cell table:style-name="ce136" office:value-type="float" office:value="33" calcext:value-type="float">
            <text:p><text:s text:c="3"/>33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11" table:number-columns-repeated="1015"/>
        </table:table-row>
        <table:table-row table:style-name="ro15">
          <table:table-cell table:style-name="ce121"/>
          <table:table-cell table:style-name="ce33" office:value-type="string" calcext:value-type="string">
            <text:p>女</text:p>
          </table:table-cell>
          <table:table-cell table:style-name="ce137" office:value-type="float" office:value="818" calcext:value-type="float">
            <text:p><text:s text:c="3"/>818</text:p>
          </table:table-cell>
          <table:table-cell table:style-name="ce137" office:value-type="float" office:value="793" calcext:value-type="float">
            <text:p><text:s text:c="3"/>793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769" calcext:value-type="float">
            <text:p><text:s text:c="3"/>769</text:p>
          </table:table-cell>
          <table:table-cell table:style-name="ce137" office:value-type="float" office:value="20" calcext:value-type="float">
            <text:p><text:s text:c="3"/>20</text:p>
          </table:table-cell>
          <table:table-cell table:style-name="ce147" office:value-type="float" office:value="29" calcext:value-type="float">
            <text:p><text:s text:c="3"/>29</text:p>
          </table:table-cell>
          <table:table-cell table:style-name="ce111" table:number-columns-repeated="1015"/>
        </table:table-row>
        <table:table-row table:style-name="ro15">
          <table:table-cell table:style-name="ce122"/>
          <table:table-cell table:style-name="ce31" office:value-type="string" calcext:value-type="string">
            <text:p>計</text:p>
          </table:table-cell>
          <table:table-cell table:style-name="ce65" office:value-type="float" office:value="2358" calcext:value-type="float">
            <text:p><text:s text:c="3"/>2,358</text:p>
          </table:table-cell>
          <table:table-cell table:style-name="ce65" office:value-type="float" office:value="2261" calcext:value-type="float">
            <text:p><text:s text:c="3"/>2,261</text:p>
          </table:table-cell>
          <table:table-cell table:style-name="ce65" office:value-type="float" office:value="97" calcext:value-type="float">
            <text:p><text:s text:c="3"/>97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2214" calcext:value-type="float">
            <text:p><text:s text:c="3"/>2,214</text:p>
          </table:table-cell>
          <table:table-cell table:style-name="ce65" office:value-type="float" office:value="81" calcext:value-type="float">
            <text:p><text:s text:c="3"/>81</text:p>
          </table:table-cell>
          <table:table-cell table:style-name="ce145" office:value-type="float" office:value="63" calcext:value-type="float">
            <text:p><text:s text:c="3"/>63</text:p>
          </table:table-cell>
          <table:table-cell table:style-name="ce111" table:number-columns-repeated="1015"/>
        </table:table-row>
        <table:table-row table:style-name="ro15">
          <table:table-cell table:style-name="ce126" office:value-type="string" office:string-value="高雄市" calcext:value-type="string">
            <text:p><text:s/>高雄市 </text:p>
          </table:table-cell>
          <table:table-cell table:style-name="ce32" office:value-type="string" calcext:value-type="string">
            <text:p>男</text:p>
          </table:table-cell>
          <table:table-cell table:style-name="ce136" office:value-type="float" office:value="1216" calcext:value-type="float">
            <text:p><text:s text:c="3"/>1,216</text:p>
          </table:table-cell>
          <table:table-cell table:style-name="ce136" office:value-type="float" office:value="1164" calcext:value-type="float">
            <text:p><text:s text:c="3"/>1,164</text:p>
          </table:table-cell>
          <table:table-cell table:style-name="ce136" office:value-type="float" office:value="52" calcext:value-type="float">
            <text:p><text:s text:c="3"/>52</text:p>
          </table:table-cell>
          <table:table-cell table:style-name="ce136" office:value-type="float" office:value="0" calcext:value-type="float">
            <text:p>—</text:p>
          </table:table-cell>
          <table:table-cell table:style-name="ce50" office:value-type="float" office:value="1135" calcext:value-type="float">
            <text:p><text:s text:c="3"/>1,135</text:p>
          </table:table-cell>
          <table:table-cell table:style-name="ce136" office:value-type="float" office:value="42" calcext:value-type="float">
            <text:p><text:s text:c="3"/>42</text:p>
          </table:table-cell>
          <table:table-cell table:style-name="ce146" office:value-type="float" office:value="39" calcext:value-type="float">
            <text:p><text:s text:c="3"/>39</text:p>
          </table:table-cell>
          <table:table-cell table:style-name="ce111" table:number-columns-repeated="1015"/>
        </table:table-row>
        <table:table-row table:style-name="ro15">
          <table:table-cell table:style-name="ce122"/>
          <table:table-cell table:style-name="ce33" office:value-type="string" calcext:value-type="string">
            <text:p>女</text:p>
          </table:table-cell>
          <table:table-cell table:style-name="ce137" office:value-type="float" office:value="1142" calcext:value-type="float">
            <text:p><text:s text:c="3"/>1,142</text:p>
          </table:table-cell>
          <table:table-cell table:style-name="ce137" office:value-type="float" office:value="1097" calcext:value-type="float">
            <text:p><text:s text:c="3"/>1,097</text:p>
          </table:table-cell>
          <table:table-cell table:style-name="ce137" office:value-type="float" office:value="45" calcext:value-type="float">
            <text:p><text:s text:c="3"/>45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1079" calcext:value-type="float">
            <text:p><text:s text:c="3"/>1,079</text:p>
          </table:table-cell>
          <table:table-cell table:style-name="ce137" office:value-type="float" office:value="39" calcext:value-type="float">
            <text:p><text:s text:c="3"/>39</text:p>
          </table:table-cell>
          <table:table-cell table:style-name="ce147" office:value-type="float" office:value="24" calcext:value-type="float">
            <text:p><text:s text:c="3"/>24</text:p>
          </table:table-cell>
          <table:table-cell table:style-name="ce111" table:number-columns-repeated="1015"/>
        </table:table-row>
        <table:table-row table:style-name="ro15">
          <table:table-cell table:style-name="ce124"/>
          <table:table-cell table:style-name="ce38" office:value-type="string" calcext:value-type="string">
            <text:p>計</text:p>
          </table:table-cell>
          <table:table-cell table:style-name="ce65" office:value-type="float" office:value="8272" calcext:value-type="float">
            <text:p><text:s text:c="3"/>8,272</text:p>
          </table:table-cell>
          <table:table-cell table:style-name="ce65" office:value-type="float" office:value="7972" calcext:value-type="float">
            <text:p><text:s text:c="3"/>7,972</text:p>
          </table:table-cell>
          <table:table-cell table:style-name="ce65" office:value-type="float" office:value="299" calcext:value-type="float">
            <text:p><text:s text:c="3"/>299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0" office:value-type="float" office:value="7566" calcext:value-type="float">
            <text:p><text:s text:c="3"/>7,566</text:p>
          </table:table-cell>
          <table:table-cell table:style-name="ce65" office:value-type="float" office:value="379" calcext:value-type="float">
            <text:p><text:s text:c="3"/>379</text:p>
          </table:table-cell>
          <table:table-cell table:style-name="ce145" office:value-type="float" office:value="327" calcext:value-type="float">
            <text:p><text:s text:c="3"/>327</text:p>
          </table:table-cell>
          <table:table-cell table:style-name="ce111" table:number-columns-repeated="1015"/>
        </table:table-row>
        <table:table-row table:style-name="ro15">
          <table:table-cell table:style-name="ce126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136" office:value-type="float" office:value="4292" calcext:value-type="float">
            <text:p><text:s text:c="3"/>4,292</text:p>
          </table:table-cell>
          <table:table-cell table:style-name="ce136" office:value-type="float" office:value="4132" calcext:value-type="float">
            <text:p><text:s text:c="3"/>4,132</text:p>
          </table:table-cell>
          <table:table-cell table:style-name="ce136" office:value-type="float" office:value="159" calcext:value-type="float">
            <text:p><text:s text:c="3"/>159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50" office:value-type="float" office:value="3918" calcext:value-type="float">
            <text:p><text:s text:c="3"/>3,918</text:p>
          </table:table-cell>
          <table:table-cell table:style-name="ce136" office:value-type="float" office:value="197" calcext:value-type="float">
            <text:p><text:s text:c="3"/>197</text:p>
          </table:table-cell>
          <table:table-cell table:style-name="ce146" office:value-type="float" office:value="177" calcext:value-type="float">
            <text:p><text:s text:c="3"/>177</text:p>
          </table:table-cell>
          <table:table-cell table:style-name="ce111" table:number-columns-repeated="1015"/>
        </table:table-row>
        <table:table-row table:style-name="ro15">
          <table:table-cell table:style-name="ce121"/>
          <table:table-cell table:style-name="ce42" office:value-type="string" calcext:value-type="string">
            <text:p>女</text:p>
          </table:table-cell>
          <table:table-cell table:style-name="ce137" office:value-type="float" office:value="3980" calcext:value-type="float">
            <text:p><text:s text:c="3"/>3,980</text:p>
          </table:table-cell>
          <table:table-cell table:style-name="ce137" office:value-type="float" office:value="3840" calcext:value-type="float">
            <text:p><text:s text:c="3"/>3,840</text:p>
          </table:table-cell>
          <table:table-cell table:style-name="ce137" office:value-type="float" office:value="140" calcext:value-type="float">
            <text:p><text:s text:c="3"/>140</text:p>
          </table:table-cell>
          <table:table-cell table:style-name="ce137" office:value-type="float" office:value="0" calcext:value-type="float">
            <text:p>—</text:p>
          </table:table-cell>
          <table:table-cell table:style-name="ce51" office:value-type="float" office:value="3648" calcext:value-type="float">
            <text:p><text:s text:c="3"/>3,648</text:p>
          </table:table-cell>
          <table:table-cell table:style-name="ce137" office:value-type="float" office:value="182" calcext:value-type="float">
            <text:p><text:s text:c="3"/>182</text:p>
          </table:table-cell>
          <table:table-cell table:style-name="ce147" office:value-type="float" office:value="150" calcext:value-type="float">
            <text:p><text:s text:c="3"/>150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382" calcext:value-type="float">
            <text:p><text:s text:c="3"/>382</text:p>
          </table:table-cell>
          <table:table-cell table:style-name="ce138" office:value-type="float" office:value="364" calcext:value-type="float">
            <text:p><text:s text:c="3"/>364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59" calcext:value-type="float">
            <text:p><text:s text:c="3"/>359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48" office:value-type="float" office:value="11" calcext:value-type="float">
            <text:p><text:s text:c="3"/>11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宜<text:span text:style-name="T2">蘭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88" calcext:value-type="float">
            <text:p><text:s text:c="3"/>188</text:p>
          </table:table-cell>
          <table:table-cell table:style-name="ce75" office:value-type="float" office:value="181" calcext:value-type="float">
            <text:p><text:s text:c="3"/>181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75" calcext:value-type="float">
            <text:p><text:s text:c="3"/>175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194" calcext:value-type="float">
            <text:p><text:s text:c="3"/>194</text:p>
          </table:table-cell>
          <table:table-cell table:style-name="ce139" office:value-type="float" office:value="183" calcext:value-type="float">
            <text:p><text:s text:c="3"/>183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84" calcext:value-type="float">
            <text:p><text:s text:c="3"/>184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1899" calcext:value-type="float">
            <text:p><text:s text:c="3"/>1,899</text:p>
          </table:table-cell>
          <table:table-cell table:style-name="ce138" office:value-type="float" office:value="1829" calcext:value-type="float">
            <text:p><text:s text:c="3"/>1,829</text:p>
          </table:table-cell>
          <table:table-cell table:style-name="ce138" office:value-type="float" office:value="70" calcext:value-type="float">
            <text:p><text:s text:c="3"/>7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692" calcext:value-type="float">
            <text:p><text:s text:c="3"/>1,692</text:p>
          </table:table-cell>
          <table:table-cell table:style-name="ce138" office:value-type="float" office:value="109" calcext:value-type="float">
            <text:p><text:s text:c="3"/>109</text:p>
          </table:table-cell>
          <table:table-cell table:style-name="ce148" office:value-type="float" office:value="98" calcext:value-type="float">
            <text:p><text:s text:c="3"/>98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桃<text:span text:style-name="T2">園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98" calcext:value-type="float">
            <text:p><text:s text:c="3"/>998</text:p>
          </table:table-cell>
          <table:table-cell table:style-name="ce75" office:value-type="float" office:value="961" calcext:value-type="float">
            <text:p><text:s text:c="3"/>961</text:p>
          </table:table-cell>
          <table:table-cell table:style-name="ce75" office:value-type="float" office:value="37" calcext:value-type="float">
            <text:p><text:s text:c="3"/>37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888" calcext:value-type="float">
            <text:p><text:s text:c="3"/>888</text:p>
          </table:table-cell>
          <table:table-cell table:style-name="ce75" office:value-type="float" office:value="56" calcext:value-type="float">
            <text:p><text:s text:c="3"/>56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901" calcext:value-type="float">
            <text:p><text:s text:c="3"/>901</text:p>
          </table:table-cell>
          <table:table-cell table:style-name="ce139" office:value-type="float" office:value="868" calcext:value-type="float">
            <text:p><text:s text:c="3"/>868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804" calcext:value-type="float">
            <text:p><text:s text:c="3"/>804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547" calcext:value-type="float">
            <text:p><text:s text:c="3"/>547</text:p>
          </table:table-cell>
          <table:table-cell table:style-name="ce138" office:value-type="float" office:value="528" calcext:value-type="float">
            <text:p><text:s text:c="3"/>528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58" office:value-type="float" office:value="487" calcext:value-type="float">
            <text:p><text:s text:c="3"/>487</text:p>
          </table:table-cell>
          <table:table-cell table:style-name="ce138" office:value-type="float" office:value="27" calcext:value-type="float">
            <text:p><text:s text:c="3"/>27</text:p>
          </table:table-cell>
          <table:table-cell table:style-name="ce148" office:value-type="float" office:value="33" calcext:value-type="float">
            <text:p><text:s text:c="3"/>33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新<text:span text:style-name="T2">竹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82" calcext:value-type="float">
            <text:p><text:s text:c="3"/>282</text:p>
          </table:table-cell>
          <table:table-cell table:style-name="ce75" office:value-type="float" office:value="270" calcext:value-type="float">
            <text:p><text:s text:c="3"/>270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58" office:value-type="float" office:value="248" calcext:value-type="float">
            <text:p><text:s text:c="3"/>248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22" calcext:value-type="float">
            <text:p><text:s text:c="3"/>22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265" calcext:value-type="float">
            <text:p><text:s text:c="3"/>265</text:p>
          </table:table-cell>
          <table:table-cell table:style-name="ce139" office:value-type="float" office:value="258" calcext:value-type="float">
            <text:p><text:s text:c="3"/>258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239" calcext:value-type="float">
            <text:p><text:s text:c="3"/>239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622" calcext:value-type="float">
            <text:p><text:s text:c="3"/>622</text:p>
          </table:table-cell>
          <table:table-cell table:style-name="ce138" office:value-type="float" office:value="602" calcext:value-type="float">
            <text:p><text:s text:c="3"/>602</text:p>
          </table:table-cell>
          <table:table-cell table:style-name="ce138" office:value-type="float" office:value="20" calcext:value-type="float">
            <text:p><text:s text:c="3"/>2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69" calcext:value-type="float">
            <text:p><text:s text:c="3"/>569</text:p>
          </table:table-cell>
          <table:table-cell table:style-name="ce138" office:value-type="float" office:value="32" calcext:value-type="float">
            <text:p><text:s text:c="3"/>32</text:p>
          </table:table-cell>
          <table:table-cell table:style-name="ce148" office:value-type="float" office:value="21" calcext:value-type="float">
            <text:p><text:s text:c="3"/>21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苗<text:span text:style-name="T2">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321" calcext:value-type="float">
            <text:p><text:s text:c="3"/>321</text:p>
          </table:table-cell>
          <table:table-cell table:style-name="ce75" office:value-type="float" office:value="312" calcext:value-type="float">
            <text:p><text:s text:c="3"/>312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93" calcext:value-type="float">
            <text:p><text:s text:c="3"/>293</text:p>
          </table:table-cell>
          <table:table-cell table:style-name="ce75" office:value-type="float" office:value="18" calcext:value-type="float">
            <text:p><text:s text:c="3"/>18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301" calcext:value-type="float">
            <text:p><text:s text:c="3"/>301</text:p>
          </table:table-cell>
          <table:table-cell table:style-name="ce139" office:value-type="float" office:value="290" calcext:value-type="float">
            <text:p><text:s text:c="3"/>290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276" calcext:value-type="float">
            <text:p><text:s text:c="3"/>276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1298" calcext:value-type="float">
            <text:p><text:s text:c="3"/>1,298</text:p>
          </table:table-cell>
          <table:table-cell table:style-name="ce138" office:value-type="float" office:value="1272" calcext:value-type="float">
            <text:p><text:s text:c="3"/>1,272</text:p>
          </table:table-cell>
          <table:table-cell table:style-name="ce138" office:value-type="float" office:value="26" calcext:value-type="float">
            <text:p><text:s text:c="3"/>26</text:p>
          </table:table-cell>
          <table:table-cell table:style-name="ce138" office:value-type="float" office:value="0" calcext:value-type="float">
            <text:p>—</text:p>
          </table:table-cell>
          <table:table-cell table:style-name="ce58" office:value-type="float" office:value="1196" calcext:value-type="float">
            <text:p><text:s text:c="3"/>1,196</text:p>
          </table:table-cell>
          <table:table-cell table:style-name="ce138" office:value-type="float" office:value="69" calcext:value-type="float">
            <text:p><text:s text:c="3"/>69</text:p>
          </table:table-cell>
          <table:table-cell table:style-name="ce148" office:value-type="float" office:value="33" calcext:value-type="float">
            <text:p><text:s text:c="3"/>33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彰<text:span text:style-name="T2">化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672" calcext:value-type="float">
            <text:p><text:s text:c="3"/>672</text:p>
          </table:table-cell>
          <table:table-cell table:style-name="ce75" office:value-type="float" office:value="656" calcext:value-type="float">
            <text:p><text:s text:c="3"/>656</text:p>
          </table:table-cell>
          <table:table-cell table:style-name="ce75" office:value-type="float" office:value="16" calcext:value-type="float">
            <text:p><text:s text:c="3"/>16</text:p>
          </table:table-cell>
          <table:table-cell table:style-name="ce75" office:value-type="float" office:value="0" calcext:value-type="float">
            <text:p>—</text:p>
          </table:table-cell>
          <table:table-cell table:style-name="ce58" office:value-type="float" office:value="621" calcext:value-type="float">
            <text:p><text:s text:c="3"/>621</text:p>
          </table:table-cell>
          <table:table-cell table:style-name="ce75" office:value-type="float" office:value="38" calcext:value-type="float">
            <text:p><text:s text:c="3"/>38</text:p>
          </table:table-cell>
          <table:table-cell table:style-name="ce68" office:value-type="float" office:value="13" calcext:value-type="float">
            <text:p><text:s text:c="3"/>13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626" calcext:value-type="float">
            <text:p><text:s text:c="3"/>626</text:p>
          </table:table-cell>
          <table:table-cell table:style-name="ce139" office:value-type="float" office:value="616" calcext:value-type="float">
            <text:p><text:s text:c="3"/>616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style-name="ce142" office:value-type="float" office:value="575" calcext:value-type="float">
            <text:p><text:s text:c="3"/>575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419" calcext:value-type="float">
            <text:p><text:s text:c="3"/>419</text:p>
          </table:table-cell>
          <table:table-cell table:style-name="ce138" office:value-type="float" office:value="394" calcext:value-type="float">
            <text:p><text:s text:c="3"/>394</text:p>
          </table:table-cell>
          <table:table-cell table:style-name="ce138" office:value-type="float" office:value="25" calcext:value-type="float">
            <text:p><text:s text:c="3"/>25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82" calcext:value-type="float">
            <text:p><text:s text:c="3"/>382</text:p>
          </table:table-cell>
          <table:table-cell table:style-name="ce138" office:value-type="float" office:value="13" calcext:value-type="float">
            <text:p><text:s text:c="3"/>13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南<text:span text:style-name="T2">投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21" calcext:value-type="float">
            <text:p><text:s text:c="3"/>221</text:p>
          </table:table-cell>
          <table:table-cell table:style-name="ce75" office:value-type="float" office:value="211" calcext:value-type="float">
            <text:p><text:s text:c="3"/>211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02" calcext:value-type="float">
            <text:p><text:s text:c="3"/>202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68" office:value-type="float" office:value="12" calcext:value-type="float">
            <text:p><text:s text:c="3"/>12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198" calcext:value-type="float">
            <text:p><text:s text:c="3"/>198</text:p>
          </table:table-cell>
          <table:table-cell table:style-name="ce139" office:value-type="float" office:value="183" calcext:value-type="float">
            <text:p><text:s text:c="3"/>183</text:p>
          </table:table-cell>
          <table:table-cell table:style-name="ce139" office:value-type="float" office:value="15" calcext:value-type="float">
            <text:p><text:s text:c="3"/>15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80" calcext:value-type="float">
            <text:p><text:s text:c="3"/>180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573" calcext:value-type="float">
            <text:p><text:s text:c="3"/>573</text:p>
          </table:table-cell>
          <table:table-cell table:style-name="ce138" office:value-type="float" office:value="553" calcext:value-type="float">
            <text:p><text:s text:c="3"/>553</text:p>
          </table:table-cell>
          <table:table-cell table:style-name="ce138" office:value-type="float" office:value="20" calcext:value-type="float">
            <text:p><text:s text:c="3"/>2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14" calcext:value-type="float">
            <text:p><text:s text:c="3"/>514</text:p>
          </table:table-cell>
          <table:table-cell table:style-name="ce138" office:value-type="float" office:value="30" calcext:value-type="float">
            <text:p><text:s text:c="3"/>30</text:p>
          </table:table-cell>
          <table:table-cell table:style-name="ce148" office:value-type="float" office:value="29" calcext:value-type="float">
            <text:p><text:s text:c="3"/>29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雲<text:span text:style-name="T2">林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312" calcext:value-type="float">
            <text:p><text:s text:c="3"/>312</text:p>
          </table:table-cell>
          <table:table-cell table:style-name="ce75" office:value-type="float" office:value="297" calcext:value-type="float">
            <text:p><text:s text:c="3"/>297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78" calcext:value-type="float">
            <text:p><text:s text:c="3"/>278</text:p>
          </table:table-cell>
          <table:table-cell table:style-name="ce75" office:value-type="float" office:value="17" calcext:value-type="float">
            <text:p><text:s text:c="3"/>17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261" calcext:value-type="float">
            <text:p><text:s text:c="3"/>261</text:p>
          </table:table-cell>
          <table:table-cell table:style-name="ce139" office:value-type="float" office:value="256" calcext:value-type="float">
            <text:p><text:s text:c="3"/>256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236" calcext:value-type="float">
            <text:p><text:s text:c="3"/>236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399" calcext:value-type="float">
            <text:p><text:s text:c="3"/>399</text:p>
          </table:table-cell>
          <table:table-cell table:style-name="ce138" office:value-type="float" office:value="391" calcext:value-type="float">
            <text:p><text:s text:c="3"/>391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359" calcext:value-type="float">
            <text:p><text:s text:c="3"/>359</text:p>
          </table:table-cell>
          <table:table-cell table:style-name="ce138" office:value-type="float" office:value="23" calcext:value-type="float">
            <text:p><text:s text:c="3"/>23</text:p>
          </table:table-cell>
          <table:table-cell table:style-name="ce148" office:value-type="float" office:value="17" calcext:value-type="float">
            <text:p><text:s text:c="3"/>17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嘉<text:span text:style-name="T2">義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04" calcext:value-type="float">
            <text:p><text:s text:c="3"/>204</text:p>
          </table:table-cell>
          <table:table-cell table:style-name="ce75" office:value-type="float" office:value="200" calcext:value-type="float">
            <text:p><text:s text:c="3"/>200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82" calcext:value-type="float">
            <text:p><text:s text:c="3"/>182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195" calcext:value-type="float">
            <text:p><text:s text:c="3"/>195</text:p>
          </table:table-cell>
          <table:table-cell table:style-name="ce139" office:value-type="float" office:value="191" calcext:value-type="float">
            <text:p><text:s text:c="3"/>191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77" calcext:value-type="float">
            <text:p><text:s text:c="3"/>177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613" calcext:value-type="float">
            <text:p><text:s text:c="3"/>613</text:p>
          </table:table-cell>
          <table:table-cell table:style-name="ce138" office:value-type="float" office:value="585" calcext:value-type="float">
            <text:p><text:s text:c="3"/>585</text:p>
          </table:table-cell>
          <table:table-cell table:style-name="ce138" office:value-type="float" office:value="28" calcext:value-type="float">
            <text:p><text:s text:c="3"/>28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78" calcext:value-type="float">
            <text:p><text:s text:c="3"/>578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48" office:value-type="float" office:value="20" calcext:value-type="float">
            <text:p><text:s text:c="3"/>20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屏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318" calcext:value-type="float">
            <text:p><text:s text:c="3"/>318</text:p>
          </table:table-cell>
          <table:table-cell table:style-name="ce75" office:value-type="float" office:value="306" calcext:value-type="float">
            <text:p><text:s text:c="3"/>306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300" calcext:value-type="float">
            <text:p><text:s text:c="3"/>300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9" calcext:value-type="float">
            <text:p><text:s text:c="3"/>9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295" calcext:value-type="float">
            <text:p><text:s text:c="3"/>295</text:p>
          </table:table-cell>
          <table:table-cell table:style-name="ce139" office:value-type="float" office:value="279" calcext:value-type="float">
            <text:p><text:s text:c="3"/>279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278" calcext:value-type="float">
            <text:p><text:s text:c="3"/>278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188" calcext:value-type="float">
            <text:p><text:s text:c="3"/>188</text:p>
          </table:table-cell>
          <table:table-cell table:style-name="ce138" office:value-type="float" office:value="166" calcext:value-type="float">
            <text:p><text:s text:c="3"/>166</text:p>
          </table:table-cell>
          <table:table-cell table:style-name="ce138" office:value-type="float" office:value="22" calcext:value-type="float">
            <text:p><text:s text:c="3"/>22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8" office:value-type="float" office:value="7" calcext:value-type="float">
            <text:p><text:s text:c="3"/>7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臺<text:span text:style-name="T2">東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0" calcext:value-type="float">
            <text:p><text:s text:c="3"/>90</text:p>
          </table:table-cell>
          <table:table-cell table:style-name="ce75" office:value-type="float" office:value="80" calcext:value-type="float">
            <text:p><text:s text:c="3"/>80</text:p>
          </table:table-cell>
          <table:table-cell table:style-name="ce75" office:value-type="float" office:value="10" calcext:value-type="float">
            <text:p><text:s text:c="3"/>10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98" calcext:value-type="float">
            <text:p><text:s text:c="3"/>98</text:p>
          </table:table-cell>
          <table:table-cell table:style-name="ce139" office:value-type="float" office:value="86" calcext:value-type="float">
            <text:p><text:s text:c="3"/>86</text:p>
          </table:table-cell>
          <table:table-cell table:style-name="ce139" office:value-type="float" office:value="12" calcext:value-type="float">
            <text:p><text:s text:c="3"/>12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92" calcext:value-type="float">
            <text:p><text:s text:c="3"/>9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261" calcext:value-type="float">
            <text:p><text:s text:c="3"/>261</text:p>
          </table:table-cell>
          <table:table-cell table:style-name="ce138" office:value-type="float" office:value="245" calcext:value-type="float">
            <text:p><text:s text:c="3"/>245</text:p>
          </table:table-cell>
          <table:table-cell table:style-name="ce138" office:value-type="float" office:value="16" calcext:value-type="float">
            <text:p><text:s text:c="3"/>16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51" calcext:value-type="float">
            <text:p><text:s text:c="3"/>251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花<text:span text:style-name="T2">蓮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34" calcext:value-type="float">
            <text:p><text:s text:c="3"/>134</text:p>
          </table:table-cell>
          <table:table-cell table:style-name="ce75" office:value-type="float" office:value="122" calcext:value-type="float">
            <text:p><text:s text:c="3"/>122</text:p>
          </table:table-cell>
          <table:table-cell table:style-name="ce75" office:value-type="float" office:value="12" calcext:value-type="float">
            <text:p><text:s text:c="3"/>12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132" calcext:value-type="float">
            <text:p><text:s text:c="3"/>13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127" calcext:value-type="float">
            <text:p><text:s text:c="3"/>127</text:p>
          </table:table-cell>
          <table:table-cell table:style-name="ce139" office:value-type="float" office:value="123" calcext:value-type="float">
            <text:p><text:s text:c="3"/>123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19" calcext:value-type="float">
            <text:p><text:s text:c="3"/>119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number-columns-repeated="2" table:style-name="ce138" office:value-type="float" office:value="95" calcext:value-type="float">
            <text:p><text:s text:c="3"/>95</text:p>
          </table:table-cell>
          <table:table-cell table:style-name="ce138" office:value-type="float" office:value="0" calcext:value-type="float">
            <text:p>—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8" office:value-type="float" office:value="5" calcext:value-type="float">
            <text:p><text:s text:c="3"/>5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澎<text:span text:style-name="T2">湖縣</text:span></text:p>
          </table:table-cell>
          <table:table-cell table:style-name="ce39" office:value-type="string" calcext:value-type="string">
            <text:p>男</text:p>
          </table:table-cell>
          <table:table-cell table:number-columns-repeated="2" table:style-name="ce75" office:value-type="float" office:value="49" calcext:value-type="float">
            <text:p><text:s text:c="3"/>49</text:p>
          </table:table-cell>
          <table:table-cell table:style-name="ce75" office:value-type="float" office:value="0" calcext:value-type="float">
            <text:p>—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45" calcext:value-type="float">
            <text:p><text:s text:c="3"/>45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number-columns-repeated="2" table:style-name="ce139" office:value-type="float" office:value="46" calcext:value-type="float">
            <text:p><text:s text:c="3"/>46</text:p>
          </table:table-cell>
          <table:table-cell table:style-name="ce139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41" calcext:value-type="float">
            <text:p><text:s text:c="3"/>41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230" calcext:value-type="float">
            <text:p><text:s text:c="3"/>230</text:p>
          </table:table-cell>
          <table:table-cell table:style-name="ce138" office:value-type="float" office:value="219" calcext:value-type="float">
            <text:p><text:s text:c="3"/>219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205" calcext:value-type="float">
            <text:p><text:s text:c="3"/>205</text:p>
          </table:table-cell>
          <table:table-cell table:style-name="ce138" office:value-type="float" office:value="15" calcext:value-type="float">
            <text:p><text:s text:c="3"/>15</text:p>
          </table:table-cell>
          <table:table-cell table:style-name="ce148" office:value-type="float" office:value="10" calcext:value-type="float">
            <text:p><text:s text:c="3"/>10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基<text:span text:style-name="T2">隆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111" calcext:value-type="float">
            <text:p><text:s text:c="3"/>111</text:p>
          </table:table-cell>
          <table:table-cell table:style-name="ce75" office:value-type="float" office:value="105" calcext:value-type="float">
            <text:p><text:s text:c="3"/>105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98" calcext:value-type="float">
            <text:p><text:s text:c="3"/>98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119" calcext:value-type="float">
            <text:p><text:s text:c="3"/>119</text:p>
          </table:table-cell>
          <table:table-cell table:style-name="ce139" office:value-type="float" office:value="114" calcext:value-type="float">
            <text:p><text:s text:c="3"/>114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107" calcext:value-type="float">
            <text:p><text:s text:c="3"/>107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561" calcext:value-type="float">
            <text:p><text:s text:c="3"/>561</text:p>
          </table:table-cell>
          <table:table-cell table:style-name="ce138" office:value-type="float" office:value="554" calcext:value-type="float">
            <text:p><text:s text:c="3"/>554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536" calcext:value-type="float">
            <text:p><text:s text:c="3"/>536</text:p>
          </table:table-cell>
          <table:table-cell table:style-name="ce138" office:value-type="float" office:value="17" calcext:value-type="float">
            <text:p><text:s text:c="3"/>17</text:p>
          </table:table-cell>
          <table:table-cell table:style-name="ce148" office:value-type="float" office:value="8" calcext:value-type="float">
            <text:p><text:s text:c="3"/>8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新<text:span text:style-name="T2">竹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296" calcext:value-type="float">
            <text:p><text:s text:c="3"/>296</text:p>
          </table:table-cell>
          <table:table-cell table:style-name="ce75" office:value-type="float" office:value="292" calcext:value-type="float">
            <text:p><text:s text:c="3"/>292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283" calcext:value-type="float">
            <text:p><text:s text:c="3"/>283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265" calcext:value-type="float">
            <text:p><text:s text:c="3"/>265</text:p>
          </table:table-cell>
          <table:table-cell table:style-name="ce139" office:value-type="float" office:value="262" calcext:value-type="float">
            <text:p><text:s text:c="3"/>262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253" calcext:value-type="float">
            <text:p><text:s text:c="3"/>253</text:p>
          </table:table-cell>
          <table:table-cell table:style-name="ce139" office:value-type="float" office:value="9" calcext:value-type="float">
            <text:p><text:s text:c="3"/>9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185" calcext:value-type="float">
            <text:p><text:s text:c="3"/>185</text:p>
          </table:table-cell>
          <table:table-cell table:style-name="ce138" office:value-type="float" office:value="175" calcext:value-type="float">
            <text:p><text:s text:c="3"/>175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75" calcext:value-type="float">
            <text:p><text:s text:c="3"/>175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8" office:value-type="float" office:value="6" calcext:value-type="float">
            <text:p><text:s text:c="3"/>6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嘉<text:span text:style-name="T2">義市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96" calcext:value-type="float">
            <text:p><text:s text:c="3"/>96</text:p>
          </table:table-cell>
          <table:table-cell table:style-name="ce75" office:value-type="float" office:value="90" calcext:value-type="float">
            <text:p><text:s text:c="3"/>90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style-name="ce139" office:value-type="float" office:value="89" calcext:value-type="float">
            <text:p><text:s text:c="3"/>89</text:p>
          </table:table-cell>
          <table:table-cell table:style-name="ce139" office:value-type="float" office:value="85" calcext:value-type="float">
            <text:p><text:s text:c="3"/>85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87" calcext:value-type="float">
            <text:p><text:s text:c="3"/>87</text:p>
          </table:table-cell>
          <table:table-cell table:style-name="ce139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11" table:number-columns-repeated="1015"/>
        </table:table-row>
        <table:table-row table:style-name="ro15">
          <table:table-cell table:style-name="ce127"/>
          <table:table-cell table:style-name="ce31" office:value-type="string" calcext:value-type="string">
            <text:p>計</text:p>
          </table:table-cell>
          <table:table-cell table:style-name="ce65" office:value-type="float" office:value="149" calcext:value-type="float">
            <text:p><text:s text:c="3"/>149</text:p>
          </table:table-cell>
          <table:table-cell table:style-name="ce65" office:value-type="float" office:value="147" calcext:value-type="float">
            <text:p><text:s text:c="3"/>147</text:p>
          </table:table-cell>
          <table:table-cell table:style-name="ce65" office:value-type="float" office:value="2" calcext:value-type="float">
            <text:p><text:s text:c="3"/>2</text:p>
          </table:table-cell>
          <table:table-cell table:style-name="ce65" office:value-type="float" office:value="0" calcext:value-type="float">
            <text:p>—</text:p>
          </table:table-cell>
          <table:table-cell table:style-name="ce50" office:value-type="float" office:value="132" calcext:value-type="float">
            <text:p><text:s text:c="3"/>132</text:p>
          </table:table-cell>
          <table:table-cell table:style-name="ce65" office:value-type="float" office:value="15" calcext:value-type="float">
            <text:p><text:s text:c="3"/>15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11" table:number-columns-repeated="1015"/>
        </table:table-row>
        <table:table-row table:style-name="ro15">
          <table:table-cell table:style-name="ce120" office:value-type="string" calcext:value-type="string">
            <text:p>福<text:span text:style-name="T3">建省</text:span></text:p>
          </table:table-cell>
          <table:table-cell table:style-name="ce32" office:value-type="string" calcext:value-type="string">
            <text:p>男</text:p>
          </table:table-cell>
          <table:table-cell table:style-name="ce136" office:value-type="float" office:value="81" calcext:value-type="float">
            <text:p><text:s text:c="3"/>81</text:p>
          </table:table-cell>
          <table:table-cell table:style-name="ce136" office:value-type="float" office:value="79" calcext:value-type="float">
            <text:p><text:s text:c="3"/>79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0" calcext:value-type="float">
            <text:p>—</text:p>
          </table:table-cell>
          <table:table-cell table:style-name="ce50" office:value-type="float" office:value="71" calcext:value-type="float">
            <text:p><text:s text:c="3"/>71</text:p>
          </table:table-cell>
          <table:table-cell table:style-name="ce136" office:value-type="float" office:value="9" calcext:value-type="float">
            <text:p><text:s text:c="3"/>9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33" office:value-type="string" calcext:value-type="string">
            <text:p>女</text:p>
          </table:table-cell>
          <table:table-cell table:number-columns-repeated="2" table:style-name="ce137" office:value-type="float" office:value="68" calcext:value-type="float">
            <text:p><text:s text:c="3"/>68</text:p>
          </table:table-cell>
          <table:table-cell table:number-columns-repeated="2" table:style-name="ce137" office:value-type="float" office:value="0" calcext:value-type="float">
            <text:p>—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8" office:value-type="string" calcext:value-type="string">
            <text:p>計</text:p>
          </table:table-cell>
          <table:table-cell table:style-name="ce138" office:value-type="float" office:value="130" calcext:value-type="float">
            <text:p><text:s text:c="3"/>130</text:p>
          </table:table-cell>
          <table:table-cell table:style-name="ce138" office:value-type="float" office:value="129" calcext:value-type="float">
            <text:p><text:s text:c="3"/>129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48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金<text:span text:style-name="T2">門縣</text:span></text:p>
          </table:table-cell>
          <table:table-cell table:style-name="ce39" office:value-type="string" calcext:value-type="string">
            <text:p>男</text:p>
          </table:table-cell>
          <table:table-cell table:style-name="ce75" office:value-type="float" office:value="73" calcext:value-type="float">
            <text:p><text:s text:c="3"/>73</text:p>
          </table:table-cell>
          <table:table-cell table:style-name="ce75" office:value-type="float" office:value="72" calcext:value-type="float">
            <text:p><text:s text:c="3"/>7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68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23"/>
          <table:table-cell table:style-name="ce42" office:value-type="string" calcext:value-type="string">
            <text:p>女</text:p>
          </table:table-cell>
          <table:table-cell table:number-columns-repeated="2" table:style-name="ce139" office:value-type="float" office:value="57" calcext:value-type="float">
            <text:p><text:s text:c="3"/>57</text:p>
          </table:table-cell>
          <table:table-cell table:style-name="ce139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52" calcext:value-type="float">
            <text:p><text:s text:c="3"/>52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11" table:number-columns-repeated="1015"/>
        </table:table-row>
        <table:table-row table:style-name="ro15">
          <table:table-cell table:style-name="ce119"/>
          <table:table-cell table:style-name="ce31" office:value-type="string" calcext:value-type="string">
            <text:p>計</text:p>
          </table:table-cell>
          <table:table-cell table:style-name="ce138" office:value-type="float" office:value="19" calcext:value-type="float">
            <text:p><text:s text:c="3"/>19</text:p>
          </table:table-cell>
          <table:table-cell table:style-name="ce138" office:value-type="float" office:value="18" calcext:value-type="float">
            <text:p><text:s text:c="3"/>1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65" office:value-type="float" office:value="0" calcext:value-type="float">
            <text:p>—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48" office:value-type="float" office:value="2" calcext:value-type="float">
            <text:p><text:s text:c="3"/>2</text:p>
          </table:table-cell>
          <table:table-cell table:style-name="ce111" table:number-columns-repeated="1015"/>
        </table:table-row>
        <table:table-row table:style-name="ro15">
          <table:table-cell table:style-name="ce127" office:value-type="string" calcext:value-type="string">
            <text:p>連<text:span text:style-name="T2">江縣</text:span></text:p>
          </table:table-cell>
          <table:table-cell table:style-name="ce32" office:value-type="string" calcext:value-type="string">
            <text:p>男</text:p>
          </table:table-cell>
          <table:table-cell table:style-name="ce75" office:value-type="float" office:value="8" calcext:value-type="float">
            <text:p><text:s text:c="3"/>8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36" office:value-type="float" office:value="0" calcext:value-type="float">
            <text:p>—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75" office:value-type="float" office:value="0" calcext:value-type="float">
            <text:p>—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5">
          <table:table-cell table:style-name="ce128"/>
          <table:table-cell table:style-name="ce33" office:value-type="string" calcext:value-type="string">
            <text:p>女</text:p>
          </table:table-cell>
          <table:table-cell table:number-columns-repeated="2" table:style-name="ce139" office:value-type="float" office:value="11" calcext:value-type="float">
            <text:p><text:s text:c="3"/>11</text:p>
          </table:table-cell>
          <table:table-cell table:style-name="ce139" office:value-type="float" office:value="0" calcext:value-type="float">
            <text:p>—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9" calcext:value-type="float">
            <text:p><text:s text:c="3"/>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11" table:number-columns-repeated="1015"/>
        </table:table-row>
        <table:table-row table:style-name="ro16">
          <table:table-cell table:style-name="ce129"/>
          <table:table-cell table:number-columns-repeated="4"/>
          <table:table-cell table:style-name="ce141"/>
          <table:table-cell table:style-name="ce143" table:number-columns-repeated="2"/>
          <table:table-cell table:style-name="ce149" office:value-type="string" calcext:value-type="string">
            <text:p>內政部戶政司 民國101年12月5日編製</text:p>
          </table:table-cell>
          <table:table-cell table:number-columns-repeated="1015"/>
        </table:table-row>
        <table:table-row table:style-name="ro8">
          <table:table-cell table:style-name="ce129"/>
          <table:table-cell/>
          <table:table-cell table:style-name="ce140"/>
          <table:table-cell table:number-columns-repeated="1021"/>
        </table:table-row>
        <table:table-row table:style-name="ro8">
          <table:table-cell table:style-name="ce130"/>
          <table:table-cell table:number-columns-repeated="1023"/>
        </table:table-row>
        <table:table-row table:style-name="ro8" table:number-rows-repeated="2">
          <table:table-cell table:number-columns-repeated="1024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8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i62/11%E9%81%B7%E5%85%A5%E5%8F%8A%E9%81%B7%E5%87%BA-101.11.xls'#$''.$G$5]"/>
        <table:named-expression table:name="出生" table:base-cell-address="$年月別.$A$1" table:expression="['file:///D:/123/i62/11%E9%81%B7%E5%85%A5%E5%8F%8A%E9%81%B7%E5%87%BA-101.11.xls'#$''.$V$14:.$V$34]"/>
        <table:named-expression table:name="月底人口數" table:base-cell-address="$年月別.$A$1" table:expression="['file:///D:/123/i62/11%E9%81%B7%E5%85%A5%E5%8F%8A%E9%81%B7%E5%87%BA-101.11.xls'#$''.$AT$14:.$AU$34]"/>
        <table:named-expression table:name="死亡" table:base-cell-address="$年月別.$A$1" table:expression="['file:///D:/123/i62/11%E9%81%B7%E5%85%A5%E5%8F%8A%E9%81%B7%E5%87%BA-101.11.xls'#$''.$Y$14:.$Y$34]"/>
        <table:named-expression table:name="結婚" table:base-cell-address="$年月別.$A$1" table:expression="['file:///D:/123/i62/11%E9%81%B7%E5%85%A5%E5%8F%8A%E9%81%B7%E5%87%BA-101.11.xls'#$''.$L$14:.$L$34]"/>
        <table:named-expression table:name="鄰數戶數" table:base-cell-address="$年月別.$A$1" table:expression="['file:///D:/123/i62/11%E9%81%B7%E5%85%A5%E5%8F%8A%E9%81%B7%E5%87%BA-101.11.xls'#$''.$AQ$14:.$AR$34]"/>
        <table:named-expression table:name="離婚" table:base-cell-address="$年月別.$A$1" table:expression="['file:///D:/123/i62/11%E9%81%B7%E5%85%A5%E5%8F%8A%E9%81%B7%E5%87%BA-101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68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2-05T18:13:02</meta:creation-date>
    <dc:creator>user</dc:creator>
    <dc:date>2012-12-05T18:13:36</dc:date>
    <meta:document-statistic meta:table-count="2" meta:cell-count="1364" meta:object-count="0"/>
    <meta:generator>LibreOffice/5.0.5.2$Windows_x86 LibreOffice_project/55b006a02d247b5f7215fc6ea0fde844b30035b3</meta:generator>
  </office:meta>
</office:document-meta>
</file>